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6.498cm"/>
    </style:style>
    <style:style style:name="co5" style:family="table-column">
      <style:table-column-properties fo:break-before="auto" style:column-width="7.95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99ccff"/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case-sensitive="false"/>
      <table:table table:name="account.account.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user_type_id/id</text:p>
          </table:table-cell>
          <table:table-cell office:value-type="string">
            <text:p>reconcile</text:p>
          </table:table-cell>
          <table:table-cell office:value-type="string">
            <text:p>chart_template_id/id</text:p>
          </table:table-cell>
          <table:table-cell office:value-type="string">
            <text:p>tag_ids/id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])" office:value-type="string" office:string-value="account_1">
            <text:p>account_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ATTIVITÀ</text:p>
          </table:table-cell>
          <table:table-cell table:number-columns-repeated="1019"/>
        </table:table-row>
        <table:table-row table:style-name="ro1">
          <table:table-cell table:style-name="ce1" table:formula="of:=CONCATENATE(&quot;account_&quot;;[.B3])" office:value-type="string" office:string-value="account_11">
            <text:p>account_11</text:p>
          </table:table-cell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IMMATERIALI</text:p>
          </table:table-cell>
          <table:table-cell table:number-columns-repeated="1019"/>
        </table:table-row>
        <table:table-row table:style-name="ro1">
          <table:table-cell table:style-name="ce1" table:formula="of:=CONCATENATE(&quot;account_&quot;;[.B4])" office:value-type="string" office:string-value="account_1101">
            <text:p>account_1101</text:p>
          </table:table-cell>
          <table:table-cell table:style-name="ce6" table:formula="of:=CONCATENATE([.C4];[.D4])" office:value-type="string" office:string-value="1101">
            <text:p>110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brevetti e copyright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];&quot;,&quot;;[.J4])" office:value-type="string" office:string-value="tag_acc_1,tag_acc_11">
            <text:p>tag_acc_1,tag_acc_11</text:p>
          </table:table-cell>
          <table:table-cell table:style-name="ce1" table:formula="of:=CONCATENATE(&quot;tag_acc_&quot;;[.C4])" office:value-type="string" office:string-value="tag_acc_11">
            <text:p>tag_acc_11</text:p>
          </table:table-cell>
          <table:table-cell table:style-name="ce1" table:formula="of:=CONCATENATE(&quot;tag_acc_&quot;;LEFT([.C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])" office:value-type="string" office:string-value="account_1102">
            <text:p>account_1102</text:p>
          </table:table-cell>
          <table:table-cell table:style-name="ce6" table:formula="of:=CONCATENATE([.C5];[.D5])" office:value-type="string" office:string-value="1102">
            <text:p>1102</text:p>
          </table:table-cell>
          <table:table-cell office:value-type="string">
            <text:p>11</text:p>
          </table:table-cell>
          <table:table-cell office:value-type="string">
            <text:p>02</text:p>
          </table:table-cell>
          <table:table-cell office:value-type="string">
            <text:p>softwar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];&quot;,&quot;;[.J5])" office:value-type="string" office:string-value="tag_acc_1,tag_acc_11">
            <text:p>tag_acc_1,tag_acc_11</text:p>
          </table:table-cell>
          <table:table-cell table:style-name="ce1" table:formula="of:=CONCATENATE(&quot;tag_acc_&quot;;[.C5])" office:value-type="string" office:string-value="tag_acc_11">
            <text:p>tag_acc_11</text:p>
          </table:table-cell>
          <table:table-cell table:style-name="ce1" table:formula="of:=CONCATENATE(&quot;tag_acc_&quot;;LEFT([.C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])" office:value-type="string" office:string-value="account_1121">
            <text:p>account_1121</text:p>
          </table:table-cell>
          <table:table-cell table:style-name="ce6" table:formula="of:=CONCATENATE([.C6];[.D6])" office:value-type="string" office:string-value="1121">
            <text:p>1121</text:p>
          </table:table-cell>
          <table:table-cell office:value-type="string">
            <text:p>11</text:p>
          </table:table-cell>
          <table:table-cell office:value-type="float" office:value="21">
            <text:p>21</text:p>
          </table:table-cell>
          <table:table-cell table:formula="of:=CONCATENATE(&quot;fondo amm. &quot;;[.E4])" office:value-type="string" office:string-value="fondo amm. brevetti e copyright">
            <text:p>fondo amm. brevetti e copyright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];&quot;,&quot;;[.J6])" office:value-type="string" office:string-value="tag_acc_1,tag_acc_11">
            <text:p>tag_acc_1,tag_acc_11</text:p>
          </table:table-cell>
          <table:table-cell table:style-name="ce1" table:formula="of:=CONCATENATE(&quot;tag_acc_&quot;;[.C6])" office:value-type="string" office:string-value="tag_acc_11">
            <text:p>tag_acc_11</text:p>
          </table:table-cell>
          <table:table-cell table:style-name="ce1" table:formula="of:=CONCATENATE(&quot;tag_acc_&quot;;LEFT([.C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])" office:value-type="string" office:string-value="account_1122">
            <text:p>account_1122</text:p>
          </table:table-cell>
          <table:table-cell table:style-name="ce6" table:formula="of:=CONCATENATE([.C7];[.D7])" office:value-type="string" office:string-value="1122">
            <text:p>1122</text:p>
          </table:table-cell>
          <table:table-cell office:value-type="string">
            <text:p>11</text:p>
          </table:table-cell>
          <table:table-cell office:value-type="float" office:value="22">
            <text:p>22</text:p>
          </table:table-cell>
          <table:table-cell table:formula="of:=CONCATENATE(&quot;fondo amm. &quot;;[.E5])" office:value-type="string" office:string-value="fondo amm. software">
            <text:p>fondo amm. software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7];&quot;,&quot;;[.J7])" office:value-type="string" office:string-value="tag_acc_1,tag_acc_11">
            <text:p>tag_acc_1,tag_acc_11</text:p>
          </table:table-cell>
          <table:table-cell table:style-name="ce1" table:formula="of:=CONCATENATE(&quot;tag_acc_&quot;;[.C7])" office:value-type="string" office:string-value="tag_acc_11">
            <text:p>tag_acc_11</text:p>
          </table:table-cell>
          <table:table-cell table:style-name="ce1" table:formula="of:=CONCATENATE(&quot;tag_acc_&quot;;LEFT([.C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])" office:value-type="string" office:string-value="account_12">
            <text:p>account_12</text:p>
          </table:table-cell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MATERIAL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9])" office:value-type="string" office:string-value="account_1201">
            <text:p>account_1201</text:p>
          </table:table-cell>
          <table:table-cell table:style-name="ce6" table:formula="of:=CONCATENATE([.C9];[.D9])" office:value-type="string" office:string-value="1201">
            <text:p>120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 table:style-name="ce14" office:value-type="string">
            <text:p>abbigliamento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9];&quot;,&quot;;[.J9])" office:value-type="string" office:string-value="tag_acc_1,tag_acc_12">
            <text:p>tag_acc_1,tag_acc_12</text:p>
          </table:table-cell>
          <table:table-cell table:style-name="ce1" table:formula="of:=CONCATENATE(&quot;tag_acc_&quot;;[.C9])" office:value-type="string" office:string-value="tag_acc_12">
            <text:p>tag_acc_12</text:p>
          </table:table-cell>
          <table:table-cell table:style-name="ce1" table:formula="of:=CONCATENATE(&quot;tag_acc_&quot;;LEFT([.C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0])" office:value-type="string" office:string-value="account_1202">
            <text:p>account_1202</text:p>
          </table:table-cell>
          <table:table-cell table:style-name="ce6" table:formula="of:=CONCATENATE([.C10];[.D10])" office:value-type="string" office:string-value="1202">
            <text:p>1202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style-name="ce14" office:value-type="string">
            <text:p>apparecchiature elettronich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0];&quot;,&quot;;[.J10])" office:value-type="string" office:string-value="tag_acc_1,tag_acc_12">
            <text:p>tag_acc_1,tag_acc_12</text:p>
          </table:table-cell>
          <table:table-cell table:style-name="ce1" table:formula="of:=CONCATENATE(&quot;tag_acc_&quot;;[.C10])" office:value-type="string" office:string-value="tag_acc_12">
            <text:p>tag_acc_12</text:p>
          </table:table-cell>
          <table:table-cell table:style-name="ce1" table:formula="of:=CONCATENATE(&quot;tag_acc_&quot;;LEFT([.C1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])" office:value-type="string" office:string-value="account_1203">
            <text:p>account_1203</text:p>
          </table:table-cell>
          <table:table-cell table:style-name="ce6" table:formula="of:=CONCATENATE([.C11];[.D11])" office:value-type="string" office:string-value="1203">
            <text:p>1203</text:p>
          </table:table-cell>
          <table:table-cell office:value-type="string">
            <text:p>12</text:p>
          </table:table-cell>
          <table:table-cell office:value-type="string">
            <text:p>03</text:p>
          </table:table-cell>
          <table:table-cell table:style-name="ce14" office:value-type="string">
            <text:p>arredament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1];&quot;,&quot;;[.J11])" office:value-type="string" office:string-value="tag_acc_1,tag_acc_12">
            <text:p>tag_acc_1,tag_acc_12</text:p>
          </table:table-cell>
          <table:table-cell table:style-name="ce1" table:formula="of:=CONCATENATE(&quot;tag_acc_&quot;;[.C11])" office:value-type="string" office:string-value="tag_acc_12">
            <text:p>tag_acc_12</text:p>
          </table:table-cell>
          <table:table-cell table:style-name="ce1" table:formula="of:=CONCATENATE(&quot;tag_acc_&quot;;LEFT([.C1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])" office:value-type="string" office:string-value="account_1204">
            <text:p>account_1204</text:p>
          </table:table-cell>
          <table:table-cell table:style-name="ce6" table:formula="of:=CONCATENATE([.C12];[.D12])" office:value-type="string" office:string-value="1204">
            <text:p>1204</text:p>
          </table:table-cell>
          <table:table-cell office:value-type="string">
            <text:p>12</text:p>
          </table:table-cell>
          <table:table-cell office:value-type="string">
            <text:p>04</text:p>
          </table:table-cell>
          <table:table-cell table:style-name="ce15" office:value-type="string">
            <text:p>attrezzature e macchinar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2];&quot;,&quot;;[.J12])" office:value-type="string" office:string-value="tag_acc_1,tag_acc_12">
            <text:p>tag_acc_1,tag_acc_12</text:p>
          </table:table-cell>
          <table:table-cell table:style-name="ce1" table:formula="of:=CONCATENATE(&quot;tag_acc_&quot;;[.C12])" office:value-type="string" office:string-value="tag_acc_12">
            <text:p>tag_acc_12</text:p>
          </table:table-cell>
          <table:table-cell table:style-name="ce1" table:formula="of:=CONCATENATE(&quot;tag_acc_&quot;;LEFT([.C12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])" office:value-type="string" office:string-value="account_1205">
            <text:p>account_1205</text:p>
          </table:table-cell>
          <table:table-cell table:style-name="ce6" table:formula="of:=CONCATENATE([.C13];[.D13])" office:value-type="string" office:string-value="1205">
            <text:p>1205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 office:value-type="string">
            <text:p>automezz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3];&quot;,&quot;;[.J13])" office:value-type="string" office:string-value="tag_acc_1,tag_acc_12">
            <text:p>tag_acc_1,tag_acc_12</text:p>
          </table:table-cell>
          <table:table-cell table:style-name="ce1" table:formula="of:=CONCATENATE(&quot;tag_acc_&quot;;[.C13])" office:value-type="string" office:string-value="tag_acc_12">
            <text:p>tag_acc_12</text:p>
          </table:table-cell>
          <table:table-cell table:style-name="ce1" table:formula="of:=CONCATENATE(&quot;tag_acc_&quot;;LEFT([.C1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4])" office:value-type="string" office:string-value="account_1210">
            <text:p>account_1210</text:p>
          </table:table-cell>
          <table:table-cell table:style-name="ce6" table:formula="of:=CONCATENATE([.C14];[.D14])" office:value-type="string" office:string-value="1210">
            <text:p>1210</text:p>
          </table:table-cell>
          <table:table-cell office:value-type="string">
            <text:p>12</text:p>
          </table:table-cell>
          <table:table-cell office:value-type="float" office:value="10">
            <text:p>10</text:p>
          </table:table-cell>
          <table:table-cell office:value-type="string">
            <text:p>beni prezios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4];&quot;,&quot;;[.J14])" office:value-type="string" office:string-value="tag_acc_1,tag_acc_12">
            <text:p>tag_acc_1,tag_acc_12</text:p>
          </table:table-cell>
          <table:table-cell table:style-name="ce1" table:formula="of:=CONCATENATE(&quot;tag_acc_&quot;;[.C14])" office:value-type="string" office:string-value="tag_acc_12">
            <text:p>tag_acc_12</text:p>
          </table:table-cell>
          <table:table-cell table:style-name="ce1" table:formula="of:=CONCATENATE(&quot;tag_acc_&quot;;LEFT([.C1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5])" office:value-type="string" office:string-value="account_1211">
            <text:p>account_1211</text:p>
          </table:table-cell>
          <table:table-cell table:style-name="ce6" table:formula="of:=CONCATENATE([.C15];[.D15])" office:value-type="string" office:string-value="1211">
            <text:p>1211</text:p>
          </table:table-cell>
          <table:table-cell office:value-type="string">
            <text:p>12</text:p>
          </table:table-cell>
          <table:table-cell office:value-type="float" office:value="11">
            <text:p>11</text:p>
          </table:table-cell>
          <table:table-cell office:value-type="string">
            <text:p>immobili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5];&quot;,&quot;;[.J15])" office:value-type="string" office:string-value="tag_acc_1,tag_acc_12">
            <text:p>tag_acc_1,tag_acc_12</text:p>
          </table:table-cell>
          <table:table-cell table:style-name="ce1" table:formula="of:=CONCATENATE(&quot;tag_acc_&quot;;[.C15])" office:value-type="string" office:string-value="tag_acc_12">
            <text:p>tag_acc_12</text:p>
          </table:table-cell>
          <table:table-cell table:style-name="ce1" table:formula="of:=CONCATENATE(&quot;tag_acc_&quot;;LEFT([.C1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6])" office:value-type="string" office:string-value="account_1212">
            <text:p>account_1212</text:p>
          </table:table-cell>
          <table:table-cell table:style-name="ce6" table:formula="of:=CONCATENATE([.C16];[.D16])" office:value-type="string" office:string-value="1212">
            <text:p>1212</text:p>
          </table:table-cell>
          <table:table-cell office:value-type="string">
            <text:p>12</text:p>
          </table:table-cell>
          <table:table-cell office:value-type="float" office:value="12">
            <text:p>12</text:p>
          </table:table-cell>
          <table:table-cell office:value-type="string">
            <text:p>opere di valore</text:p>
          </table:table-cell>
          <table:table-cell office:value-type="string">
            <text:p>account.data_account_type_fixed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6];&quot;,&quot;;[.J16])" office:value-type="string" office:string-value="tag_acc_1,tag_acc_12">
            <text:p>tag_acc_1,tag_acc_12</text:p>
          </table:table-cell>
          <table:table-cell table:style-name="ce1" table:formula="of:=CONCATENATE(&quot;tag_acc_&quot;;[.C16])" office:value-type="string" office:string-value="tag_acc_12">
            <text:p>tag_acc_12</text:p>
          </table:table-cell>
          <table:table-cell table:style-name="ce1" table:formula="of:=CONCATENATE(&quot;tag_acc_&quot;;LEFT([.C1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7])" office:value-type="string" office:string-value="account_1221">
            <text:p>account_1221</text:p>
          </table:table-cell>
          <table:table-cell table:style-name="ce6" table:formula="of:=CONCATENATE([.C17];[.D17])" office:value-type="string" office:string-value="1221">
            <text:p>1221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table:style-name="ce1" table:formula="of:=CONCATENATE(&quot;fondo amm. &quot;;[.E9])" office:value-type="string" office:string-value="fondo amm. abbigliamento">
            <text:p>fondo amm. abbigliamento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7];&quot;,&quot;;[.J17])" office:value-type="string" office:string-value="tag_acc_1,tag_acc_12">
            <text:p>tag_acc_1,tag_acc_12</text:p>
          </table:table-cell>
          <table:table-cell table:style-name="ce1" table:formula="of:=CONCATENATE(&quot;tag_acc_&quot;;[.C17])" office:value-type="string" office:string-value="tag_acc_12">
            <text:p>tag_acc_12</text:p>
          </table:table-cell>
          <table:table-cell table:style-name="ce1" table:formula="of:=CONCATENATE(&quot;tag_acc_&quot;;LEFT([.C1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8])" office:value-type="string" office:string-value="account_1222">
            <text:p>account_1222</text:p>
          </table:table-cell>
          <table:table-cell table:style-name="ce6" table:formula="of:=CONCATENATE([.C18];[.D18])" office:value-type="string" office:string-value="1222">
            <text:p>1222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table:style-name="ce1" table:formula="of:=CONCATENATE(&quot;fondo amm. &quot;;[.E10])" office:value-type="string" office:string-value="fondo amm. apparecchiature elettroniche">
            <text:p>fondo amm. apparecchiature elettroniche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8];&quot;,&quot;;[.J18])" office:value-type="string" office:string-value="tag_acc_1,tag_acc_12">
            <text:p>tag_acc_1,tag_acc_12</text:p>
          </table:table-cell>
          <table:table-cell table:style-name="ce1" table:formula="of:=CONCATENATE(&quot;tag_acc_&quot;;[.C18])" office:value-type="string" office:string-value="tag_acc_12">
            <text:p>tag_acc_12</text:p>
          </table:table-cell>
          <table:table-cell table:style-name="ce1" table:formula="of:=CONCATENATE(&quot;tag_acc_&quot;;LEFT([.C18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9])" office:value-type="string" office:string-value="account_1223">
            <text:p>account_1223</text:p>
          </table:table-cell>
          <table:table-cell table:style-name="ce6" table:formula="of:=CONCATENATE([.C19];[.D19])" office:value-type="string" office:string-value="1223">
            <text:p>1223</text:p>
          </table:table-cell>
          <table:table-cell office:value-type="string">
            <text:p>12</text:p>
          </table:table-cell>
          <table:table-cell office:value-type="string">
            <text:p>23</text:p>
          </table:table-cell>
          <table:table-cell table:style-name="ce1" table:formula="of:=CONCATENATE(&quot;fondo amm. &quot;;[.E11])" office:value-type="string" office:string-value="fondo amm. arredamenti">
            <text:p>fondo amm. arredament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19];&quot;,&quot;;[.J19])" office:value-type="string" office:string-value="tag_acc_1,tag_acc_12">
            <text:p>tag_acc_1,tag_acc_12</text:p>
          </table:table-cell>
          <table:table-cell table:style-name="ce1" table:formula="of:=CONCATENATE(&quot;tag_acc_&quot;;[.C19])" office:value-type="string" office:string-value="tag_acc_12">
            <text:p>tag_acc_12</text:p>
          </table:table-cell>
          <table:table-cell table:style-name="ce1" table:formula="of:=CONCATENATE(&quot;tag_acc_&quot;;LEFT([.C1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0])" office:value-type="string" office:string-value="account_1224">
            <text:p>account_1224</text:p>
          </table:table-cell>
          <table:table-cell table:style-name="ce6" table:formula="of:=CONCATENATE([.C20];[.D20])" office:value-type="string" office:string-value="1224">
            <text:p>1224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table:style-name="ce1" table:formula="of:=CONCATENATE(&quot;fondo amm. &quot;;[.E12])" office:value-type="string" office:string-value="fondo amm. attrezzature e macchinari">
            <text:p>fondo amm. attrezzature e macchinar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0];&quot;,&quot;;[.J20])" office:value-type="string" office:string-value="tag_acc_1,tag_acc_12">
            <text:p>tag_acc_1,tag_acc_12</text:p>
          </table:table-cell>
          <table:table-cell table:style-name="ce1" table:formula="of:=CONCATENATE(&quot;tag_acc_&quot;;[.C20])" office:value-type="string" office:string-value="tag_acc_12">
            <text:p>tag_acc_12</text:p>
          </table:table-cell>
          <table:table-cell table:style-name="ce1" table:formula="of:=CONCATENATE(&quot;tag_acc_&quot;;LEFT([.C2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1])" office:value-type="string" office:string-value="account_1225">
            <text:p>account_1225</text:p>
          </table:table-cell>
          <table:table-cell table:style-name="ce6" table:formula="of:=CONCATENATE([.C21];[.D21])" office:value-type="string" office:string-value="1225">
            <text:p>1225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table:style-name="ce1" table:formula="of:=CONCATENATE(&quot;fondo amm. &quot;;[.E13])" office:value-type="string" office:string-value="fondo amm. automezzi">
            <text:p>fondo amm. automezzi</text:p>
          </table:table-cell>
          <table:table-cell office:value-type="string">
            <text:p>account.data_account_type_depreciation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1];&quot;,&quot;;[.J21])" office:value-type="string" office:string-value="tag_acc_1,tag_acc_12">
            <text:p>tag_acc_1,tag_acc_12</text:p>
          </table:table-cell>
          <table:table-cell table:style-name="ce1" table:formula="of:=CONCATENATE(&quot;tag_acc_&quot;;[.C21])" office:value-type="string" office:string-value="tag_acc_12">
            <text:p>tag_acc_12</text:p>
          </table:table-cell>
          <table:table-cell table:style-name="ce1" table:formula="of:=CONCATENATE(&quot;tag_acc_&quot;;LEFT([.C2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2])" office:value-type="string" office:string-value="account_13">
            <text:p>account_13</text:p>
          </table:table-cell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FINANZIARIE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23])" office:value-type="string" office:string-value="account_1301">
            <text:p>account_1301</text:p>
          </table:table-cell>
          <table:table-cell table:style-name="ce6" table:formula="of:=CONCATENATE([.C23];[.D23])" office:value-type="string" office:string-value="1301">
            <text:p>13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office:value-type="string">
            <text:p>conti deposito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3];&quot;,&quot;;[.J23])" office:value-type="string" office:string-value="tag_acc_1,tag_acc_13">
            <text:p>tag_acc_1,tag_acc_13</text:p>
          </table:table-cell>
          <table:table-cell table:style-name="ce1" table:formula="of:=CONCATENATE(&quot;tag_acc_&quot;;[.C23])" office:value-type="string" office:string-value="tag_acc_13">
            <text:p>tag_acc_13</text:p>
          </table:table-cell>
          <table:table-cell table:style-name="ce1" table:formula="of:=CONCATENATE(&quot;tag_acc_&quot;;LEFT([.C23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4])" office:value-type="string" office:string-value="account_1310">
            <text:p>account_1310</text:p>
          </table:table-cell>
          <table:table-cell table:style-name="ce6" table:formula="of:=CONCATENATE([.C24];[.D24])" office:value-type="string" office:string-value="1310">
            <text:p>131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finanziamenti attivi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4];&quot;,&quot;;[.J24])" office:value-type="string" office:string-value="tag_acc_1,tag_acc_13">
            <text:p>tag_acc_1,tag_acc_13</text:p>
          </table:table-cell>
          <table:table-cell table:style-name="ce1" table:formula="of:=CONCATENATE(&quot;tag_acc_&quot;;[.C24])" office:value-type="string" office:string-value="tag_acc_13">
            <text:p>tag_acc_13</text:p>
          </table:table-cell>
          <table:table-cell table:style-name="ce1" table:formula="of:=CONCATENATE(&quot;tag_acc_&quot;;LEFT([.C2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5])" office:value-type="string" office:string-value="account_1320">
            <text:p>account_1320</text:p>
          </table:table-cell>
          <table:table-cell table:style-name="ce6" table:formula="of:=CONCATENATE([.C25];[.D25])" office:value-type="string" office:string-value="1320">
            <text:p>132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fondi d'investimento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5];&quot;,&quot;;[.J25])" office:value-type="string" office:string-value="tag_acc_1,tag_acc_13">
            <text:p>tag_acc_1,tag_acc_13</text:p>
          </table:table-cell>
          <table:table-cell table:style-name="ce1" table:formula="of:=CONCATENATE(&quot;tag_acc_&quot;;[.C25])" office:value-type="string" office:string-value="tag_acc_13">
            <text:p>tag_acc_13</text:p>
          </table:table-cell>
          <table:table-cell table:style-name="ce1" table:formula="of:=CONCATENATE(&quot;tag_acc_&quot;;LEFT([.C2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6])" office:value-type="string" office:string-value="account_1330">
            <text:p>account_1330</text:p>
          </table:table-cell>
          <table:table-cell table:style-name="ce6" table:formula="of:=CONCATENATE([.C26];[.D26])" office:value-type="string" office:string-value="1330">
            <text:p>1330</text:p>
          </table:table-cell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string">
            <text:p>titoli e azioni</text:p>
          </table:table-cell>
          <table:table-cell office:value-type="string">
            <text:p>account.data_account_type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6];&quot;,&quot;;[.J26])" office:value-type="string" office:string-value="tag_acc_1,tag_acc_13">
            <text:p>tag_acc_1,tag_acc_13</text:p>
          </table:table-cell>
          <table:table-cell table:style-name="ce1" table:formula="of:=CONCATENATE(&quot;tag_acc_&quot;;[.C26])" office:value-type="string" office:string-value="tag_acc_13">
            <text:p>tag_acc_13</text:p>
          </table:table-cell>
          <table:table-cell table:style-name="ce1" table:formula="of:=CONCATENATE(&quot;tag_acc_&quot;;LEFT([.C2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7])" office:value-type="string" office:string-value="account_14">
            <text:p>account_14</text:p>
          </table:table-cell>
          <table:table-cell office:value-type="string">
            <text:p>14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ISPONIBILITÀ LIQUIDE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28])" office:value-type="string" office:string-value="account_1401">
            <text:p>account_1401</text:p>
          </table:table-cell>
          <table:table-cell table:style-name="ce6" table:formula="of:=CONCATENATE([.C28];[.D28])" office:value-type="string" office:string-value="1401">
            <text:p>1401</text:p>
          </table:table-cell>
          <table:table-cell office:value-type="string">
            <text:p>14</text:p>
          </table:table-cell>
          <table:table-cell office:value-type="string">
            <text:p>01</text:p>
          </table:table-cell>
          <table:table-cell office:value-type="string">
            <text:p>banche c/c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8];&quot;,&quot;;[.J28])" office:value-type="string" office:string-value="tag_acc_1,tag_acc_14">
            <text:p>tag_acc_1,tag_acc_14</text:p>
          </table:table-cell>
          <table:table-cell table:style-name="ce1" table:formula="of:=CONCATENATE(&quot;tag_acc_&quot;;[.C28])" office:value-type="string" office:string-value="tag_acc_14">
            <text:p>tag_acc_14</text:p>
          </table:table-cell>
          <table:table-cell table:style-name="ce1" table:formula="of:=CONCATENATE(&quot;tag_acc_&quot;;LEFT([.C28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29])" office:value-type="string" office:string-value="account_1410">
            <text:p>account_1410</text:p>
          </table:table-cell>
          <table:table-cell table:style-name="ce6" table:formula="of:=CONCATENATE([.C29];[.D29])" office:value-type="string" office:string-value="1410">
            <text:p>1410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c/c postal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29];&quot;,&quot;;[.J29])" office:value-type="string" office:string-value="tag_acc_1,tag_acc_14">
            <text:p>tag_acc_1,tag_acc_14</text:p>
          </table:table-cell>
          <table:table-cell table:style-name="ce1" table:formula="of:=CONCATENATE(&quot;tag_acc_&quot;;[.C29])" office:value-type="string" office:string-value="tag_acc_14">
            <text:p>tag_acc_14</text:p>
          </table:table-cell>
          <table:table-cell table:style-name="ce1" table:formula="of:=CONCATENATE(&quot;tag_acc_&quot;;LEFT([.C2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0])" office:value-type="string" office:string-value="account_1420">
            <text:p>account_1420</text:p>
          </table:table-cell>
          <table:table-cell table:style-name="ce6" table:formula="of:=CONCATENATE([.C30];[.D30])" office:value-type="string" office:string-value="1420">
            <text:p>1420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carte prepagate / ricaricabil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0];&quot;,&quot;;[.J30])" office:value-type="string" office:string-value="tag_acc_1,tag_acc_14">
            <text:p>tag_acc_1,tag_acc_14</text:p>
          </table:table-cell>
          <table:table-cell table:style-name="ce1" table:formula="of:=CONCATENATE(&quot;tag_acc_&quot;;[.C30])" office:value-type="string" office:string-value="tag_acc_14">
            <text:p>tag_acc_14</text:p>
          </table:table-cell>
          <table:table-cell table:style-name="ce1" table:formula="of:=CONCATENATE(&quot;tag_acc_&quot;;LEFT([.C3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1])" office:value-type="string" office:string-value="account_1430">
            <text:p>account_1430</text:p>
          </table:table-cell>
          <table:table-cell table:style-name="ce6" table:formula="of:=CONCATENATE([.C31];[.D31])" office:value-type="string" office:string-value="1430">
            <text:p>1430</text:p>
          </table:table-cell>
          <table:table-cell office:value-type="string">
            <text:p>14</text:p>
          </table:table-cell>
          <table:table-cell office:value-type="string">
            <text:p>30</text:p>
          </table:table-cell>
          <table:table-cell office:value-type="string">
            <text:p>contanti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1];&quot;,&quot;;[.J31])" office:value-type="string" office:string-value="tag_acc_1,tag_acc_14">
            <text:p>tag_acc_1,tag_acc_14</text:p>
          </table:table-cell>
          <table:table-cell table:style-name="ce1" table:formula="of:=CONCATENATE(&quot;tag_acc_&quot;;[.C31])" office:value-type="string" office:string-value="tag_acc_14">
            <text:p>tag_acc_14</text:p>
          </table:table-cell>
          <table:table-cell table:style-name="ce1" table:formula="of:=CONCATENATE(&quot;tag_acc_&quot;;LEFT([.C31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2])" office:value-type="string" office:string-value="account_1440">
            <text:p>account_1440</text:p>
          </table:table-cell>
          <table:table-cell table:style-name="ce6" table:formula="of:=CONCATENATE([.C32];[.D32])" office:value-type="string" office:string-value="1440">
            <text:p>1440</text:p>
          </table:table-cell>
          <table:table-cell office:value-type="string">
            <text:p>14</text:p>
          </table:table-cell>
          <table:table-cell office:value-type="string">
            <text:p>40</text:p>
          </table:table-cell>
          <table:table-cell office:value-type="string">
            <text:p>paypal</text:p>
          </table:table-cell>
          <table:table-cell office:value-type="string">
            <text:p>account.data_account_type_liquid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2];&quot;,&quot;;[.J32])" office:value-type="string" office:string-value="tag_acc_1,tag_acc_14">
            <text:p>tag_acc_1,tag_acc_14</text:p>
          </table:table-cell>
          <table:table-cell table:style-name="ce1" table:formula="of:=CONCATENATE(&quot;tag_acc_&quot;;[.C32])" office:value-type="string" office:string-value="tag_acc_14">
            <text:p>tag_acc_14</text:p>
          </table:table-cell>
          <table:table-cell table:style-name="ce1" table:formula="of:=CONCATENATE(&quot;tag_acc_&quot;;LEFT([.C32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3])" office:value-type="string" office:string-value="account_15">
            <text:p>account_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34])" office:value-type="string" office:string-value="account_1501">
            <text:p>account_1501</text:p>
          </table:table-cell>
          <table:table-cell table:style-name="ce6" table:formula="of:=CONCATENATE([.C34];[.D34])" office:value-type="string" office:string-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01</text:p>
          </table:table-cell>
          <table:table-cell office:value-type="string">
            <text:p>crediti per imposte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4];&quot;,&quot;;[.J34])" office:value-type="string" office:string-value="tag_acc_1,tag_acc_15">
            <text:p>tag_acc_1,tag_acc_15</text:p>
          </table:table-cell>
          <table:table-cell table:style-name="ce1" table:formula="of:=CONCATENATE(&quot;tag_acc_&quot;;[.C34])" office:value-type="string" office:string-value="tag_acc_15">
            <text:p>tag_acc_15</text:p>
          </table:table-cell>
          <table:table-cell table:style-name="ce1" table:formula="of:=CONCATENATE(&quot;tag_acc_&quot;;LEFT([.C34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5])" office:value-type="string" office:string-value="account_1502">
            <text:p>account_1502</text:p>
          </table:table-cell>
          <table:table-cell table:style-name="ce6" table:formula="of:=CONCATENATE([.C35];[.D35])" office:value-type="string" office:string-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02</text:p>
          </table:table-cell>
          <table:table-cell office:value-type="string">
            <text:p>crediti per stipend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5];&quot;,&quot;;[.J35])" office:value-type="string" office:string-value="tag_acc_1,tag_acc_15">
            <text:p>tag_acc_1,tag_acc_15</text:p>
          </table:table-cell>
          <table:table-cell table:style-name="ce1" table:formula="of:=CONCATENATE(&quot;tag_acc_&quot;;[.C35])" office:value-type="string" office:string-value="tag_acc_15">
            <text:p>tag_acc_15</text:p>
          </table:table-cell>
          <table:table-cell table:style-name="ce1" table:formula="of:=CONCATENATE(&quot;tag_acc_&quot;;LEFT([.C35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6])" office:value-type="string" office:string-value="account_1503">
            <text:p>account_1503</text:p>
          </table:table-cell>
          <table:table-cell table:style-name="ce6" table:formula="of:=CONCATENATE([.C36];[.D36])" office:value-type="string" office:string-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03</text:p>
          </table:table-cell>
          <table:table-cell office:value-type="string">
            <text:p>crediti v/istituti previdenziali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6];&quot;,&quot;;[.J36])" office:value-type="string" office:string-value="tag_acc_1,tag_acc_15">
            <text:p>tag_acc_1,tag_acc_15</text:p>
          </table:table-cell>
          <table:table-cell table:style-name="ce1" table:formula="of:=CONCATENATE(&quot;tag_acc_&quot;;[.C36])" office:value-type="string" office:string-value="tag_acc_15">
            <text:p>tag_acc_15</text:p>
          </table:table-cell>
          <table:table-cell table:style-name="ce1" table:formula="of:=CONCATENATE(&quot;tag_acc_&quot;;LEFT([.C36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7])" office:value-type="string" office:string-value="account_1504">
            <text:p>account_1504</text:p>
          </table:table-cell>
          <table:table-cell table:style-name="ce6" table:formula="of:=CONCATENATE([.C37];[.D37])" office:value-type="string" office:string-value="1504">
            <text:p>1504</text:p>
          </table:table-cell>
          <table:table-cell office:value-type="float" office:value="15">
            <text:p>15</text:p>
          </table:table-cell>
          <table:table-cell office:value-type="string">
            <text:p>04</text:p>
          </table:table-cell>
          <table:table-cell table:style-name="ce14" office:value-type="string">
            <text:p>prestiti attivi</text:p>
          </table:table-cell>
          <table:table-cell office:value-type="string">
            <text:p>account.data_account_type_receiv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7];&quot;,&quot;;[.J37])" office:value-type="string" office:string-value="tag_acc_1,tag_acc_15">
            <text:p>tag_acc_1,tag_acc_15</text:p>
          </table:table-cell>
          <table:table-cell table:style-name="ce1" table:formula="of:=CONCATENATE(&quot;tag_acc_&quot;;[.C37])" office:value-type="string" office:string-value="tag_acc_15">
            <text:p>tag_acc_15</text:p>
          </table:table-cell>
          <table:table-cell table:style-name="ce1" table:formula="of:=CONCATENATE(&quot;tag_acc_&quot;;LEFT([.C37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38])" office:value-type="string" office:string-value="account_18">
            <text:p>account_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ATEI E RISCONTI ATTIV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39])" office:value-type="string" office:string-value="account_1801">
            <text:p>account_1801</text:p>
          </table:table-cell>
          <table:table-cell table:style-name="ce6" table:formula="of:=CONCATENATE([.C39];[.D39])" office:value-type="string" office:string-value="1801">
            <text:p>1801</text:p>
          </table:table-cell>
          <table:table-cell office:value-type="float" office:value="18">
            <text:p>18</text:p>
          </table:table-cell>
          <table:table-cell office:value-type="string">
            <text:p>01</text:p>
          </table:table-cell>
          <table:table-cell office:value-type="string">
            <text:p>ratei attivi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39];&quot;,&quot;;[.J39])" office:value-type="string" office:string-value="tag_acc_1,tag_acc_18">
            <text:p>tag_acc_1,tag_acc_18</text:p>
          </table:table-cell>
          <table:table-cell table:style-name="ce1" table:formula="of:=CONCATENATE(&quot;tag_acc_&quot;;[.C39])" office:value-type="string" office:string-value="tag_acc_18">
            <text:p>tag_acc_18</text:p>
          </table:table-cell>
          <table:table-cell table:style-name="ce1" table:formula="of:=CONCATENATE(&quot;tag_acc_&quot;;LEFT([.C39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0])" office:value-type="string" office:string-value="account_1802">
            <text:p>account_1802</text:p>
          </table:table-cell>
          <table:table-cell table:style-name="ce6" table:formula="of:=CONCATENATE([.C40];[.D40])" office:value-type="string" office:string-value="1802">
            <text:p>1802</text:p>
          </table:table-cell>
          <table:table-cell office:value-type="float" office:value="18">
            <text:p>18</text:p>
          </table:table-cell>
          <table:table-cell office:value-type="string">
            <text:p>02</text:p>
          </table:table-cell>
          <table:table-cell office:value-type="string">
            <text:p>risconti attivi</text:p>
          </table:table-cell>
          <table:table-cell office:value-type="string">
            <text:p>account.data_account_type_non_current_asset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0];&quot;,&quot;;[.J40])" office:value-type="string" office:string-value="tag_acc_1,tag_acc_18">
            <text:p>tag_acc_1,tag_acc_18</text:p>
          </table:table-cell>
          <table:table-cell table:style-name="ce1" table:formula="of:=CONCATENATE(&quot;tag_acc_&quot;;[.C40])" office:value-type="string" office:string-value="tag_acc_18">
            <text:p>tag_acc_18</text:p>
          </table:table-cell>
          <table:table-cell table:style-name="ce1" table:formula="of:=CONCATENATE(&quot;tag_acc_&quot;;LEFT([.C40];1))" office:value-type="string" office:string-value="tag_acc_1">
            <text:p>tag_acc_1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42])" office:value-type="string" office:string-value="account_2">
            <text:p>account_2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PASSIVITÀ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43])" office:value-type="string" office:string-value="account_20">
            <text:p>account_20</text:p>
          </table:table-cell>
          <table:table-cell office:value-type="string">
            <text:p>20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RIMONIO NETTO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44])" office:value-type="string" office:string-value="account_2001">
            <text:p>account_2001</text:p>
          </table:table-cell>
          <table:table-cell table:style-name="ce6" table:formula="of:=CONCATENATE([.C44];[.D44])" office:value-type="string" office:string-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01</text:p>
          </table:table-cell>
          <table:table-cell office:value-type="string">
            <text:p>patrimonio netto (esercizi precedenti)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4];&quot;,&quot;;[.J44])" office:value-type="string" office:string-value="tag_acc_2,tag_acc_20">
            <text:p>tag_acc_2,tag_acc_20</text:p>
          </table:table-cell>
          <table:table-cell table:style-name="ce1" table:formula="of:=CONCATENATE(&quot;tag_acc_&quot;;[.C44])" office:value-type="string" office:string-value="tag_acc_20">
            <text:p>tag_acc_20</text:p>
          </table:table-cell>
          <table:table-cell table:style-name="ce1" table:formula="of:=CONCATENATE(&quot;tag_acc_&quot;;LEFT([.C44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5])" office:value-type="string" office:string-value="account_2002">
            <text:p>account_2002</text:p>
          </table:table-cell>
          <table:table-cell table:style-name="ce6" table:formula="of:=CONCATENATE([.C45];[.D45])" office:value-type="string" office:string-value="2002">
            <text:p>2002</text:p>
          </table:table-cell>
          <table:table-cell office:value-type="float" office:value="20">
            <text:p>20</text:p>
          </table:table-cell>
          <table:table-cell office:value-type="string">
            <text:p>02</text:p>
          </table:table-cell>
          <table:table-cell office:value-type="string">
            <text:p>utile d'esercizi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5];&quot;,&quot;;[.J45])" office:value-type="string" office:string-value="tag_acc_2,tag_acc_20">
            <text:p>tag_acc_2,tag_acc_20</text:p>
          </table:table-cell>
          <table:table-cell table:style-name="ce1" table:formula="of:=CONCATENATE(&quot;tag_acc_&quot;;[.C45])" office:value-type="string" office:string-value="tag_acc_20">
            <text:p>tag_acc_20</text:p>
          </table:table-cell>
          <table:table-cell table:style-name="ce1" table:formula="of:=CONCATENATE(&quot;tag_acc_&quot;;LEFT([.C45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6])" office:value-type="string" office:string-value="account_2003">
            <text:p>account_2003</text:p>
          </table:table-cell>
          <table:table-cell table:style-name="ce6" table:formula="of:=CONCATENATE([.C46];[.D46])" office:value-type="string" office:string-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string">
            <text:p>perdita d'esercizi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6];&quot;,&quot;;[.J46])" office:value-type="string" office:string-value="tag_acc_2,tag_acc_20">
            <text:p>tag_acc_2,tag_acc_20</text:p>
          </table:table-cell>
          <table:table-cell table:style-name="ce1" table:formula="of:=CONCATENATE(&quot;tag_acc_&quot;;[.C46])" office:value-type="string" office:string-value="tag_acc_20">
            <text:p>tag_acc_20</text:p>
          </table:table-cell>
          <table:table-cell table:style-name="ce1" table:formula="of:=CONCATENATE(&quot;tag_acc_&quot;;LEFT([.C46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7])" office:value-type="string" office:string-value="account_23">
            <text:p>account_23</text:p>
          </table:table-cell>
          <table:table-cell table:style-name="ce6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FINANZIAR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48])" office:value-type="string" office:string-value="account_2310">
            <text:p>account_2310</text:p>
          </table:table-cell>
          <table:table-cell table:style-name="ce6" table:formula="of:=CONCATENATE([.C48];[.D48])" office:value-type="string" office:string-value="2310">
            <text:p>23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inanziamenti passiv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8];&quot;,&quot;;[.J48])" office:value-type="string" office:string-value="tag_acc_2,tag_acc_23">
            <text:p>tag_acc_2,tag_acc_23</text:p>
          </table:table-cell>
          <table:table-cell table:style-name="ce1" table:formula="of:=CONCATENATE(&quot;tag_acc_&quot;;[.C48])" office:value-type="string" office:string-value="tag_acc_23">
            <text:p>tag_acc_23</text:p>
          </table:table-cell>
          <table:table-cell table:style-name="ce1" table:formula="of:=CONCATENATE(&quot;tag_acc_&quot;;LEFT([.C48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49])" office:value-type="string" office:string-value="account_2320">
            <text:p>account_2320</text:p>
          </table:table-cell>
          <table:table-cell table:style-name="ce6" table:formula="of:=CONCATENATE([.C49];[.D49])" office:value-type="string" office:string-value="2320">
            <text:p>23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leasing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49];&quot;,&quot;;[.J49])" office:value-type="string" office:string-value="tag_acc_2,tag_acc_23">
            <text:p>tag_acc_2,tag_acc_23</text:p>
          </table:table-cell>
          <table:table-cell table:style-name="ce1" table:formula="of:=CONCATENATE(&quot;tag_acc_&quot;;[.C49])" office:value-type="string" office:string-value="tag_acc_23">
            <text:p>tag_acc_23</text:p>
          </table:table-cell>
          <table:table-cell table:style-name="ce1" table:formula="of:=CONCATENATE(&quot;tag_acc_&quot;;LEFT([.C49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0])" office:value-type="string" office:string-value="account_2330">
            <text:p>account_2330</text:p>
          </table:table-cell>
          <table:table-cell table:style-name="ce6" table:formula="of:=CONCATENATE([.C50];[.D50])" office:value-type="string" office:string-value="2330">
            <text:p>23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utui passiv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0];&quot;,&quot;;[.J50])" office:value-type="string" office:string-value="tag_acc_2,tag_acc_23">
            <text:p>tag_acc_2,tag_acc_23</text:p>
          </table:table-cell>
          <table:table-cell table:style-name="ce1" table:formula="of:=CONCATENATE(&quot;tag_acc_&quot;;[.C50])" office:value-type="string" office:string-value="tag_acc_23">
            <text:p>tag_acc_23</text:p>
          </table:table-cell>
          <table:table-cell table:style-name="ce1" table:formula="of:=CONCATENATE(&quot;tag_acc_&quot;;LEFT([.C50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1])" office:value-type="string" office:string-value="account_2340">
            <text:p>account_2340</text:p>
          </table:table-cell>
          <table:table-cell table:style-name="ce6" table:formula="of:=CONCATENATE([.C51];[.D51])" office:value-type="string" office:string-value="2340">
            <text:p>23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style-name="ce14" office:value-type="string">
            <text:p>prestiti passivi</text:p>
          </table:table-cell>
          <table:table-cell office:value-type="string">
            <text:p>account.data_account_type_payable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1];&quot;,&quot;;[.J51])" office:value-type="string" office:string-value="tag_acc_2,tag_acc_23">
            <text:p>tag_acc_2,tag_acc_23</text:p>
          </table:table-cell>
          <table:table-cell table:style-name="ce1" table:formula="of:=CONCATENATE(&quot;tag_acc_&quot;;[.C51])" office:value-type="string" office:string-value="tag_acc_23">
            <text:p>tag_acc_23</text:p>
          </table:table-cell>
          <table:table-cell table:style-name="ce1" table:formula="of:=CONCATENATE(&quot;tag_acc_&quot;;LEFT([.C51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2])" office:value-type="string" office:string-value="account_2350">
            <text:p>account_2350</text:p>
          </table:table-cell>
          <table:table-cell table:style-name="ce6" table:formula="of:=CONCATENATE([.C52];[.D52])" office:value-type="string" office:string-value="2350">
            <text:p>23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rateizzazion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2];&quot;,&quot;;[.J52])" office:value-type="string" office:string-value="tag_acc_2,tag_acc_23">
            <text:p>tag_acc_2,tag_acc_23</text:p>
          </table:table-cell>
          <table:table-cell table:style-name="ce1" table:formula="of:=CONCATENATE(&quot;tag_acc_&quot;;[.C52])" office:value-type="string" office:string-value="tag_acc_23">
            <text:p>tag_acc_23</text:p>
          </table:table-cell>
          <table:table-cell table:style-name="ce1" table:formula="of:=CONCATENATE(&quot;tag_acc_&quot;;LEFT([.C52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3])" office:value-type="string" office:string-value="account_25">
            <text:p>account_25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54])" office:value-type="string" office:string-value="account_2501">
            <text:p>account_2501</text:p>
          </table:table-cell>
          <table:table-cell table:style-name="ce6" table:formula="of:=CONCATENATE([.C54];[.D54])" office:value-type="string" office:string-value="2501">
            <text:p>2501</text:p>
          </table:table-cell>
          <table:table-cell office:value-type="float" office:value="25">
            <text:p>25</text:p>
          </table:table-cell>
          <table:table-cell office:value-type="string">
            <text:p>01</text:p>
          </table:table-cell>
          <table:table-cell office:value-type="string">
            <text:p>debiti per imposte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4];&quot;,&quot;;[.J54])" office:value-type="string" office:string-value="tag_acc_2,tag_acc_25">
            <text:p>tag_acc_2,tag_acc_25</text:p>
          </table:table-cell>
          <table:table-cell table:style-name="ce1" table:formula="of:=CONCATENATE(&quot;tag_acc_&quot;;[.C54])" office:value-type="string" office:string-value="tag_acc_25">
            <text:p>tag_acc_25</text:p>
          </table:table-cell>
          <table:table-cell table:style-name="ce1" table:formula="of:=CONCATENATE(&quot;tag_acc_&quot;;LEFT([.C54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5])" office:value-type="string" office:string-value="account_2503">
            <text:p>account_2503</text:p>
          </table:table-cell>
          <table:table-cell table:style-name="ce6" table:formula="of:=CONCATENATE([.C55];[.D55])" office:value-type="string" office:string-value="2503">
            <text:p>2503</text:p>
          </table:table-cell>
          <table:table-cell office:value-type="float" office:value="25">
            <text:p>25</text:p>
          </table:table-cell>
          <table:table-cell office:value-type="string">
            <text:p>03</text:p>
          </table:table-cell>
          <table:table-cell office:value-type="string">
            <text:p>debiti v/istituti previdenziali</text:p>
          </table:table-cell>
          <table:table-cell office:value-type="string">
            <text:p>account.data_account_type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5];&quot;,&quot;;[.J55])" office:value-type="string" office:string-value="tag_acc_2,tag_acc_25">
            <text:p>tag_acc_2,tag_acc_25</text:p>
          </table:table-cell>
          <table:table-cell table:style-name="ce1" table:formula="of:=CONCATENATE(&quot;tag_acc_&quot;;[.C55])" office:value-type="string" office:string-value="tag_acc_25">
            <text:p>tag_acc_25</text:p>
          </table:table-cell>
          <table:table-cell table:style-name="ce1" table:formula="of:=CONCATENATE(&quot;tag_acc_&quot;;LEFT([.C55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6])" office:value-type="string" office:string-value="account_28">
            <text:p>account_28</text:p>
          </table:table-cell>
          <table:table-cell table:style-name="ce6"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ATEI E RISCONTI PASSIV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57])" office:value-type="string" office:string-value="account_2801">
            <text:p>account_2801</text:p>
          </table:table-cell>
          <table:table-cell table:style-name="ce6" table:formula="of:=CONCATENATE([.C57];[.D57])" office:value-type="string" office:string-value="2801">
            <text:p>2801</text:p>
          </table:table-cell>
          <table:table-cell office:value-type="float" office:value="28">
            <text:p>28</text:p>
          </table:table-cell>
          <table:table-cell office:value-type="string">
            <text:p>01</text:p>
          </table:table-cell>
          <table:table-cell office:value-type="string">
            <text:p>ratei passivi</text:p>
          </table:table-cell>
          <table:table-cell office:value-type="string">
            <text:p>account.data_account_type_non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7];&quot;,&quot;;[.J57])" office:value-type="string" office:string-value="tag_acc_2,tag_acc_28">
            <text:p>tag_acc_2,tag_acc_28</text:p>
          </table:table-cell>
          <table:table-cell table:style-name="ce1" table:formula="of:=CONCATENATE(&quot;tag_acc_&quot;;[.C57])" office:value-type="string" office:string-value="tag_acc_28">
            <text:p>tag_acc_28</text:p>
          </table:table-cell>
          <table:table-cell table:style-name="ce1" table:formula="of:=CONCATENATE(&quot;tag_acc_&quot;;LEFT([.C57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8])" office:value-type="string" office:string-value="account_2802">
            <text:p>account_2802</text:p>
          </table:table-cell>
          <table:table-cell table:style-name="ce6" table:formula="of:=CONCATENATE([.C58];[.D58])" office:value-type="string" office:string-value="2802">
            <text:p>2802</text:p>
          </table:table-cell>
          <table:table-cell office:value-type="float" office:value="28">
            <text:p>28</text:p>
          </table:table-cell>
          <table:table-cell office:value-type="string">
            <text:p>02</text:p>
          </table:table-cell>
          <table:table-cell office:value-type="string">
            <text:p>risconti passivi</text:p>
          </table:table-cell>
          <table:table-cell office:value-type="string">
            <text:p>account.data_account_type_non_current_liabilities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58];&quot;,&quot;;[.J58])" office:value-type="string" office:string-value="tag_acc_2,tag_acc_28">
            <text:p>tag_acc_2,tag_acc_28</text:p>
          </table:table-cell>
          <table:table-cell table:style-name="ce1" table:formula="of:=CONCATENATE(&quot;tag_acc_&quot;;[.C58])" office:value-type="string" office:string-value="tag_acc_28">
            <text:p>tag_acc_28</text:p>
          </table:table-cell>
          <table:table-cell table:style-name="ce1" table:formula="of:=CONCATENATE(&quot;tag_acc_&quot;;LEFT([.C58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59])" office:value-type="string" office:string-value="account_29">
            <text:p>account_29</text:p>
          </table:table-cell>
          <table:table-cell table:style-name="ce6"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ONTI TRANSITORI E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60])" office:value-type="string" office:string-value="account_2901">
            <text:p>account_2901</text:p>
          </table:table-cell>
          <table:table-cell table:style-name="ce6" table:formula="of:=CONCATENATE([.C60];[.D60])" office:value-type="string" office:string-value="2901">
            <text:p>2901</text:p>
          </table:table-cell>
          <table:table-cell office:value-type="float" office:value="29">
            <text:p>29</text:p>
          </table:table-cell>
          <table:table-cell office:value-type="string">
            <text:p>01</text:p>
          </table:table-cell>
          <table:table-cell office:value-type="string">
            <text:p>bilancio di apertura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0];&quot;,&quot;;[.J60])" office:value-type="string" office:string-value="tag_acc_2,tag_acc_29">
            <text:p>tag_acc_2,tag_acc_29</text:p>
          </table:table-cell>
          <table:table-cell table:style-name="ce1" table:formula="of:=CONCATENATE(&quot;tag_acc_&quot;;[.C60])" office:value-type="string" office:string-value="tag_acc_29">
            <text:p>tag_acc_29</text:p>
          </table:table-cell>
          <table:table-cell table:style-name="ce1" table:formula="of:=CONCATENATE(&quot;tag_acc_&quot;;LEFT([.C60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1])" office:value-type="string" office:string-value="account_2902">
            <text:p>account_2902</text:p>
          </table:table-cell>
          <table:table-cell table:style-name="ce6" table:formula="of:=CONCATENATE([.C61];[.D61])" office:value-type="string" office:string-value="2902">
            <text:p>2902</text:p>
          </table:table-cell>
          <table:table-cell office:value-type="float" office:value="29">
            <text:p>29</text:p>
          </table:table-cell>
          <table:table-cell office:value-type="string">
            <text:p>02</text:p>
          </table:table-cell>
          <table:table-cell office:value-type="string">
            <text:p>bilancio di chiusura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1];&quot;,&quot;;[.J61])" office:value-type="string" office:string-value="tag_acc_2,tag_acc_29">
            <text:p>tag_acc_2,tag_acc_29</text:p>
          </table:table-cell>
          <table:table-cell table:style-name="ce1" table:formula="of:=CONCATENATE(&quot;tag_acc_&quot;;[.C61])" office:value-type="string" office:string-value="tag_acc_29">
            <text:p>tag_acc_29</text:p>
          </table:table-cell>
          <table:table-cell table:style-name="ce1" table:formula="of:=CONCATENATE(&quot;tag_acc_&quot;;LEFT([.C61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2])" office:value-type="string" office:string-value="account_2903">
            <text:p>account_2903</text:p>
          </table:table-cell>
          <table:table-cell table:style-name="ce6" table:formula="of:=CONCATENATE([.C62];[.D62])" office:value-type="string" office:string-value="2903">
            <text:p>2903</text:p>
          </table:table-cell>
          <table:table-cell office:value-type="float" office:value="29">
            <text:p>29</text:p>
          </table:table-cell>
          <table:table-cell office:value-type="string">
            <text:p>03</text:p>
          </table:table-cell>
          <table:table-cell office:value-type="string">
            <text:p>carte di credito</text:p>
          </table:table-cell>
          <table:table-cell office:value-type="string">
            <text:p>account.data_account_type_credit_card</text:p>
          </table:table-cell>
          <table:table-cell table:style-name="ce17" office:value-type="string">
            <text:p>TRUE</text:p>
          </table:table-cell>
          <table:table-cell office:value-type="string">
            <text:p>l10n_it_chart_tmpl_personal</text:p>
          </table:table-cell>
          <table:table-cell table:formula="of:=CONCATENATE([.K62];&quot;,&quot;;[.J62])" office:value-type="string" office:string-value="tag_acc_2,tag_acc_29">
            <text:p>tag_acc_2,tag_acc_29</text:p>
          </table:table-cell>
          <table:table-cell table:style-name="ce1" table:formula="of:=CONCATENATE(&quot;tag_acc_&quot;;[.C62])" office:value-type="string" office:string-value="tag_acc_29">
            <text:p>tag_acc_29</text:p>
          </table:table-cell>
          <table:table-cell table:style-name="ce1" table:formula="of:=CONCATENATE(&quot;tag_acc_&quot;;LEFT([.C62];1))" office:value-type="string" office:string-value="tag_acc_2">
            <text:p>tag_acc_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64])" office:value-type="string" office:string-value="account_3">
            <text:p>account_3</text:p>
          </table:table-cell>
          <table:table-cell table:style-name="ce6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65])" office:value-type="string" office:string-value="account_31">
            <text:p>account_31</text:p>
          </table:table-cell>
          <table:table-cell table:style-name="ce6"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ICAVI PROFESSIONALI</text:p>
          </table:table-cell>
          <table:table-cell table:style-name="ce14"/>
          <table:table-cell table:style-name="ce19"/>
          <table:table-cell table:style-name="ce14" table:number-columns-repeated="1017"/>
        </table:table-row>
        <table:table-row table:style-name="ro1">
          <table:table-cell table:style-name="ce1" table:formula="of:=CONCATENATE(&quot;account_&quot;;[.B66])" office:value-type="string" office:string-value="account_3101">
            <text:p>account_3101</text:p>
          </table:table-cell>
          <table:table-cell table:style-name="ce6" table:formula="of:=CONCATENATE([.C66];[.D66])" office:value-type="string" office:string-value="3101">
            <text:p>3101</text:p>
          </table:table-cell>
          <table:table-cell office:value-type="float" office:value="31">
            <text:p>31</text:p>
          </table:table-cell>
          <table:table-cell office:value-type="string">
            <text:p>01</text:p>
          </table:table-cell>
          <table:table-cell office:value-type="string">
            <text:p>fatture emesse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66];&quot;,&quot;;[.J66])" office:value-type="string" office:string-value="tag_acc_3,tag_acc_31">
            <text:p>tag_acc_3,tag_acc_31</text:p>
          </table:table-cell>
          <table:table-cell table:style-name="ce1" table:formula="of:=CONCATENATE(&quot;tag_acc_&quot;;[.C66])" office:value-type="string" office:string-value="tag_acc_31">
            <text:p>tag_acc_31</text:p>
          </table:table-cell>
          <table:table-cell table:style-name="ce1" table:formula="of:=CONCATENATE(&quot;tag_acc_&quot;;LEFT([.C66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7])" office:value-type="string" office:string-value="account_3102">
            <text:p>account_3102</text:p>
          </table:table-cell>
          <table:table-cell table:style-name="ce6" table:formula="of:=CONCATENATE([.C67];[.D67])" office:value-type="string" office:string-value="3102">
            <text:p>3102</text:p>
          </table:table-cell>
          <table:table-cell office:value-type="float" office:value="31">
            <text:p>31</text:p>
          </table:table-cell>
          <table:table-cell office:value-type="string">
            <text:p>02</text:p>
          </table:table-cell>
          <table:table-cell office:value-type="string">
            <text:p>prestazioni occasional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67];&quot;,&quot;;[.J67])" office:value-type="string" office:string-value="tag_acc_3,tag_acc_31">
            <text:p>tag_acc_3,tag_acc_31</text:p>
          </table:table-cell>
          <table:table-cell table:style-name="ce1" table:formula="of:=CONCATENATE(&quot;tag_acc_&quot;;[.C67])" office:value-type="string" office:string-value="tag_acc_31">
            <text:p>tag_acc_31</text:p>
          </table:table-cell>
          <table:table-cell table:style-name="ce1" table:formula="of:=CONCATENATE(&quot;tag_acc_&quot;;LEFT([.C67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8])" office:value-type="string" office:string-value="account_3103">
            <text:p>account_3103</text:p>
          </table:table-cell>
          <table:table-cell table:style-name="ce6" table:formula="of:=CONCATENATE([.C68];[.D68])" office:value-type="string" office:string-value="3103">
            <text:p>3103</text:p>
          </table:table-cell>
          <table:table-cell office:value-type="float" office:value="31">
            <text:p>31</text:p>
          </table:table-cell>
          <table:table-cell office:value-type="string">
            <text:p>03</text:p>
          </table:table-cell>
          <table:table-cell office:value-type="string">
            <text:p>ricavi da istituti previdenzial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68];&quot;,&quot;;[.J68])" office:value-type="string" office:string-value="tag_acc_3,tag_acc_31">
            <text:p>tag_acc_3,tag_acc_31</text:p>
          </table:table-cell>
          <table:table-cell table:style-name="ce1" table:formula="of:=CONCATENATE(&quot;tag_acc_&quot;;[.C68])" office:value-type="string" office:string-value="tag_acc_31">
            <text:p>tag_acc_31</text:p>
          </table:table-cell>
          <table:table-cell table:style-name="ce1" table:formula="of:=CONCATENATE(&quot;tag_acc_&quot;;LEFT([.C68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69])" office:value-type="string" office:string-value="account_3104">
            <text:p>account_3104</text:p>
          </table:table-cell>
          <table:table-cell table:style-name="ce6" table:formula="of:=CONCATENATE([.C69];[.D69])" office:value-type="string" office:string-value="3104">
            <text:p>3104</text:p>
          </table:table-cell>
          <table:table-cell office:value-type="float" office:value="31">
            <text:p>31</text:p>
          </table:table-cell>
          <table:table-cell office:value-type="string">
            <text:p>04</text:p>
          </table:table-cell>
          <table:table-cell office:value-type="string">
            <text:p>stipendi</text:p>
          </table:table-cell>
          <table:table-cell office:value-type="string">
            <text:p>account.data_account_type_revenu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69];&quot;,&quot;;[.J69])" office:value-type="string" office:string-value="tag_acc_3,tag_acc_31">
            <text:p>tag_acc_3,tag_acc_31</text:p>
          </table:table-cell>
          <table:table-cell table:style-name="ce1" table:formula="of:=CONCATENATE(&quot;tag_acc_&quot;;[.C69])" office:value-type="string" office:string-value="tag_acc_31">
            <text:p>tag_acc_31</text:p>
          </table:table-cell>
          <table:table-cell table:style-name="ce1" table:formula="of:=CONCATENATE(&quot;tag_acc_&quot;;LEFT([.C69];1))" office:value-type="string" office:string-value="tag_acc_3">
            <text:p>tag_acc_3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71])" office:value-type="string" office:string-value="account_4">
            <text:p>account_4</text:p>
          </table:table-cell>
          <table:table-cell table:style-name="ce6" office:value-type="float" office:value="4">
            <text:p>4</text:p>
          </table:table-cell>
          <table:table-cell office:value-type="string">
            <text:p>0</text:p>
          </table:table-cell>
          <table:table-cell/>
          <table:table-cell table:style-name="ce13" office:value-type="string">
            <text:p>COST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72])" office:value-type="string" office:string-value="account_41">
            <text:p>account_41</text:p>
          </table:table-cell>
          <table:table-cell table:style-name="ce6"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BENI E SERVIZ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73])" office:value-type="string" office:string-value="account_4101">
            <text:p>account_4101</text:p>
          </table:table-cell>
          <table:table-cell table:style-name="ce6" table:formula="of:=CONCATENATE([.C73];[.D73])" office:value-type="string" office:string-value="4101">
            <text:p>4101</text:p>
          </table:table-cell>
          <table:table-cell office:value-type="float" office:value="41">
            <text:p>41</text:p>
          </table:table-cell>
          <table:table-cell office:value-type="string">
            <text:p>01</text:p>
          </table:table-cell>
          <table:table-cell office:value-type="string">
            <text:p>beni alimentar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3];&quot;,&quot;;[.J73])" office:value-type="string" office:string-value="tag_acc_4,tag_acc_41">
            <text:p>tag_acc_4,tag_acc_41</text:p>
          </table:table-cell>
          <table:table-cell table:style-name="ce1" table:formula="of:=CONCATENATE(&quot;tag_acc_&quot;;[.C73])" office:value-type="string" office:string-value="tag_acc_41">
            <text:p>tag_acc_41</text:p>
          </table:table-cell>
          <table:table-cell table:style-name="ce1" table:formula="of:=CONCATENATE(&quot;tag_acc_&quot;;LEFT([.C73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4])" office:value-type="string" office:string-value="account_4102">
            <text:p>account_4102</text:p>
          </table:table-cell>
          <table:table-cell table:style-name="ce6" table:formula="of:=CONCATENATE([.C74];[.D74])" office:value-type="string" office:string-value="4102">
            <text:p>4102</text:p>
          </table:table-cell>
          <table:table-cell office:value-type="float" office:value="41">
            <text:p>41</text:p>
          </table:table-cell>
          <table:table-cell office:value-type="string">
            <text:p>02</text:p>
          </table:table-cell>
          <table:table-cell office:value-type="string">
            <text:p>canoni di leasing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4];&quot;,&quot;;[.J74])" office:value-type="string" office:string-value="tag_acc_4,tag_acc_41">
            <text:p>tag_acc_4,tag_acc_41</text:p>
          </table:table-cell>
          <table:table-cell table:style-name="ce1" table:formula="of:=CONCATENATE(&quot;tag_acc_&quot;;[.C74])" office:value-type="string" office:string-value="tag_acc_41">
            <text:p>tag_acc_41</text:p>
          </table:table-cell>
          <table:table-cell table:style-name="ce1" table:formula="of:=CONCATENATE(&quot;tag_acc_&quot;;LEFT([.C74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5])" office:value-type="string" office:string-value="account_4103">
            <text:p>account_4103</text:p>
          </table:table-cell>
          <table:table-cell table:style-name="ce6" table:formula="of:=CONCATENATE([.C75];[.D75])" office:value-type="string" office:string-value="4103">
            <text:p>4103</text:p>
          </table:table-cell>
          <table:table-cell office:value-type="float" office:value="41">
            <text:p>41</text:p>
          </table:table-cell>
          <table:table-cell office:value-type="string">
            <text:p>03</text:p>
          </table:table-cell>
          <table:table-cell office:value-type="string">
            <text:p>consulenze profession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5];&quot;,&quot;;[.J75])" office:value-type="string" office:string-value="tag_acc_4,tag_acc_41">
            <text:p>tag_acc_4,tag_acc_41</text:p>
          </table:table-cell>
          <table:table-cell table:style-name="ce1" table:formula="of:=CONCATENATE(&quot;tag_acc_&quot;;[.C75])" office:value-type="string" office:string-value="tag_acc_41">
            <text:p>tag_acc_41</text:p>
          </table:table-cell>
          <table:table-cell table:style-name="ce1" table:formula="of:=CONCATENATE(&quot;tag_acc_&quot;;LEFT([.C75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6])" office:value-type="string" office:string-value="account_4104">
            <text:p>account_4104</text:p>
          </table:table-cell>
          <table:table-cell table:style-name="ce6" table:formula="of:=CONCATENATE([.C76];[.D76])" office:value-type="string" office:string-value="4104">
            <text:p>4104</text:p>
          </table:table-cell>
          <table:table-cell office:value-type="float" office:value="41">
            <text:p>41</text:p>
          </table:table-cell>
          <table:table-cell office:value-type="string">
            <text:p>04</text:p>
          </table:table-cell>
          <table:table-cell office:value-type="string">
            <text:p>mezzi di traspor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6];&quot;,&quot;;[.J76])" office:value-type="string" office:string-value="tag_acc_4,tag_acc_41">
            <text:p>tag_acc_4,tag_acc_41</text:p>
          </table:table-cell>
          <table:table-cell table:style-name="ce1" table:formula="of:=CONCATENATE(&quot;tag_acc_&quot;;[.C76])" office:value-type="string" office:string-value="tag_acc_41">
            <text:p>tag_acc_41</text:p>
          </table:table-cell>
          <table:table-cell table:style-name="ce1" table:formula="of:=CONCATENATE(&quot;tag_acc_&quot;;LEFT([.C76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7])" office:value-type="string" office:string-value="account_4105">
            <text:p>account_4105</text:p>
          </table:table-cell>
          <table:table-cell table:style-name="ce6" table:formula="of:=CONCATENATE([.C77];[.D77])" office:value-type="string" office:string-value="4105">
            <text:p>4105</text:p>
          </table:table-cell>
          <table:table-cell office:value-type="float" office:value="41">
            <text:p>41</text:p>
          </table:table-cell>
          <table:table-cell office:value-type="string">
            <text:p>05</text:p>
          </table:table-cell>
          <table:table-cell office:value-type="string">
            <text:p>reg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7];&quot;,&quot;;[.J77])" office:value-type="string" office:string-value="tag_acc_4,tag_acc_41">
            <text:p>tag_acc_4,tag_acc_41</text:p>
          </table:table-cell>
          <table:table-cell table:style-name="ce1" table:formula="of:=CONCATENATE(&quot;tag_acc_&quot;;[.C77])" office:value-type="string" office:string-value="tag_acc_41">
            <text:p>tag_acc_41</text:p>
          </table:table-cell>
          <table:table-cell table:style-name="ce1" table:formula="of:=CONCATENATE(&quot;tag_acc_&quot;;LEFT([.C77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8])" office:value-type="string" office:string-value="account_4106">
            <text:p>account_4106</text:p>
          </table:table-cell>
          <table:table-cell table:style-name="ce6" table:formula="of:=CONCATENATE([.C78];[.D78])" office:value-type="string" office:string-value="4106">
            <text:p>4106</text:p>
          </table:table-cell>
          <table:table-cell office:value-type="float" office:value="41">
            <text:p>41</text:p>
          </table:table-cell>
          <table:table-cell office:value-type="string">
            <text:p>06</text:p>
          </table:table-cell>
          <table:table-cell office:value-type="string">
            <text:p>servizi pubblicitar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8];&quot;,&quot;;[.J78])" office:value-type="string" office:string-value="tag_acc_4,tag_acc_41">
            <text:p>tag_acc_4,tag_acc_41</text:p>
          </table:table-cell>
          <table:table-cell table:style-name="ce1" table:formula="of:=CONCATENATE(&quot;tag_acc_&quot;;[.C78])" office:value-type="string" office:string-value="tag_acc_41">
            <text:p>tag_acc_41</text:p>
          </table:table-cell>
          <table:table-cell table:style-name="ce1" table:formula="of:=CONCATENATE(&quot;tag_acc_&quot;;LEFT([.C78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79])" office:value-type="string" office:string-value="account_4107">
            <text:p>account_4107</text:p>
          </table:table-cell>
          <table:table-cell table:style-name="ce6" table:formula="of:=CONCATENATE([.C79];[.D79])" office:value-type="string" office:string-value="4107">
            <text:p>4107</text:p>
          </table:table-cell>
          <table:table-cell office:value-type="float" office:value="41">
            <text:p>41</text:p>
          </table:table-cell>
          <table:table-cell office:value-type="string">
            <text:p>07</text:p>
          </table:table-cell>
          <table:table-cell office:value-type="string">
            <text:p>shopping vari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79];&quot;,&quot;;[.J79])" office:value-type="string" office:string-value="tag_acc_4,tag_acc_41">
            <text:p>tag_acc_4,tag_acc_41</text:p>
          </table:table-cell>
          <table:table-cell table:style-name="ce1" table:formula="of:=CONCATENATE(&quot;tag_acc_&quot;;[.C79])" office:value-type="string" office:string-value="tag_acc_41">
            <text:p>tag_acc_41</text:p>
          </table:table-cell>
          <table:table-cell table:style-name="ce1" table:formula="of:=CONCATENATE(&quot;tag_acc_&quot;;LEFT([.C79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0])" office:value-type="string" office:string-value="account_4108">
            <text:p>account_4108</text:p>
          </table:table-cell>
          <table:table-cell table:style-name="ce6" table:formula="of:=CONCATENATE([.C80];[.D80])" office:value-type="string" office:string-value="4108">
            <text:p>4108</text:p>
          </table:table-cell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spese di spedi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0];&quot;,&quot;;[.J80])" office:value-type="string" office:string-value="tag_acc_4,tag_acc_41">
            <text:p>tag_acc_4,tag_acc_41</text:p>
          </table:table-cell>
          <table:table-cell table:style-name="ce1" table:formula="of:=CONCATENATE(&quot;tag_acc_&quot;;[.C80])" office:value-type="string" office:string-value="tag_acc_41">
            <text:p>tag_acc_41</text:p>
          </table:table-cell>
          <table:table-cell table:style-name="ce1" table:formula="of:=CONCATENATE(&quot;tag_acc_&quot;;LEFT([.C80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1])" office:value-type="string" office:string-value="account_4109">
            <text:p>account_4109</text:p>
          </table:table-cell>
          <table:table-cell table:style-name="ce6" table:formula="of:=CONCATENATE([.C81];[.D81])" office:value-type="string" office:string-value="4109">
            <text:p>4109</text:p>
          </table:table-cell>
          <table:table-cell office:value-type="float" office:value="41">
            <text:p>41</text:p>
          </table:table-cell>
          <table:table-cell office:value-type="string">
            <text:p>09</text:p>
          </table:table-cell>
          <table:table-cell office:value-type="string">
            <text:p>spese per softwar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1];&quot;,&quot;;[.J81])" office:value-type="string" office:string-value="tag_acc_4,tag_acc_41">
            <text:p>tag_acc_4,tag_acc_41</text:p>
          </table:table-cell>
          <table:table-cell table:style-name="ce1" table:formula="of:=CONCATENATE(&quot;tag_acc_&quot;;[.C81])" office:value-type="string" office:string-value="tag_acc_41">
            <text:p>tag_acc_41</text:p>
          </table:table-cell>
          <table:table-cell table:style-name="ce1" table:formula="of:=CONCATENATE(&quot;tag_acc_&quot;;LEFT([.C81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2])" office:value-type="string" office:string-value="account_4110">
            <text:p>account_4110</text:p>
          </table:table-cell>
          <table:table-cell table:style-name="ce6" table:formula="of:=CONCATENATE([.C82];[.D82])" office:value-type="string" office:string-value="4110">
            <text:p>4110</text:p>
          </table:table-cell>
          <table:table-cell office:value-type="float" office:value="41">
            <text:p>41</text:p>
          </table:table-cell>
          <table:table-cell office:value-type="string">
            <text:p>10</text:p>
          </table:table-cell>
          <table:table-cell office:value-type="string">
            <text:p>spese post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2];&quot;,&quot;;[.J82])" office:value-type="string" office:string-value="tag_acc_4,tag_acc_41">
            <text:p>tag_acc_4,tag_acc_41</text:p>
          </table:table-cell>
          <table:table-cell table:style-name="ce1" table:formula="of:=CONCATENATE(&quot;tag_acc_&quot;;[.C82])" office:value-type="string" office:string-value="tag_acc_41">
            <text:p>tag_acc_41</text:p>
          </table:table-cell>
          <table:table-cell table:style-name="ce1" table:formula="of:=CONCATENATE(&quot;tag_acc_&quot;;LEFT([.C82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83])" office:value-type="string" office:string-value="account_4111">
            <text:p>account_4111</text:p>
          </table:table-cell>
          <table:table-cell table:style-name="ce6" table:formula="of:=CONCATENATE([.C83];[.D83])" office:value-type="string" office:string-value="4111">
            <text:p>4111</text:p>
          </table:table-cell>
          <table:table-cell office:value-type="float" office:value="41">
            <text:p>41</text:p>
          </table:table-cell>
          <table:table-cell office:value-type="string">
            <text:p>11</text:p>
          </table:table-cell>
          <table:table-cell office:value-type="string">
            <text:p>telefonia mobil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3];&quot;,&quot;;[.J83])" office:value-type="string" office:string-value="tag_acc_4,tag_acc_41">
            <text:p>tag_acc_4,tag_acc_41</text:p>
          </table:table-cell>
          <table:table-cell table:style-name="ce1" table:formula="of:=CONCATENATE(&quot;tag_acc_&quot;;[.C83])" office:value-type="string" office:string-value="tag_acc_41">
            <text:p>tag_acc_41</text:p>
          </table:table-cell>
          <table:table-cell table:style-name="ce1" table:formula="of:=CONCATENATE(&quot;tag_acc_&quot;;LEFT([.C83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84])" office:value-type="string" office:string-value="account_42">
            <text:p>account_42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LOCAL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4" table:formula="of:=CONCATENATE(&quot;account_&quot;;[.B85])" office:value-type="string" office:string-value="account_4201">
            <text:p>account_4201</text:p>
          </table:table-cell>
          <table:table-cell table:style-name="ce9" table:formula="of:=CONCATENATE([.C85];[.D85])" office:value-type="string" office:string-value="4201">
            <text:p>420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ffitti passiv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5];&quot;,&quot;;[.J85])" office:value-type="string" office:string-value="tag_acc_4,tag_acc_42">
            <text:p>tag_acc_4,tag_acc_42</text:p>
          </table:table-cell>
          <table:table-cell table:style-name="ce1" table:formula="of:=CONCATENATE(&quot;tag_acc_&quot;;[.C85])" office:value-type="string" office:string-value="tag_acc_42">
            <text:p>tag_acc_42</text:p>
          </table:table-cell>
          <table:table-cell table:style-name="ce1" table:formula="of:=CONCATENATE(&quot;tag_acc_&quot;;LEFT([.C85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86])" office:value-type="string" office:string-value="account_4202">
            <text:p>account_4202</text:p>
          </table:table-cell>
          <table:table-cell table:style-name="ce9" table:formula="of:=CONCATENATE([.C86];[.D86])" office:value-type="string" office:string-value="4202">
            <text:p>420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nergia elettric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6];&quot;,&quot;;[.J86])" office:value-type="string" office:string-value="tag_acc_4,tag_acc_42">
            <text:p>tag_acc_4,tag_acc_42</text:p>
          </table:table-cell>
          <table:table-cell table:style-name="ce1" table:formula="of:=CONCATENATE(&quot;tag_acc_&quot;;[.C86])" office:value-type="string" office:string-value="tag_acc_42">
            <text:p>tag_acc_42</text:p>
          </table:table-cell>
          <table:table-cell table:style-name="ce1" table:formula="of:=CONCATENATE(&quot;tag_acc_&quot;;LEFT([.C86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4" table:formula="of:=CONCATENATE(&quot;account_&quot;;[.B87])" office:value-type="string" office:string-value="account_4203">
            <text:p>account_4203</text:p>
          </table:table-cell>
          <table:table-cell table:style-name="ce9" table:formula="of:=CONCATENATE([.C87];[.D87])" office:value-type="string" office:string-value="4203">
            <text:p>4203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mposte su loc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7];&quot;,&quot;;[.J87])" office:value-type="string" office:string-value="tag_acc_4,tag_acc_42">
            <text:p>tag_acc_4,tag_acc_42</text:p>
          </table:table-cell>
          <table:table-cell table:style-name="ce1" table:formula="of:=CONCATENATE(&quot;tag_acc_&quot;;[.C87])" office:value-type="string" office:string-value="tag_acc_42">
            <text:p>tag_acc_42</text:p>
          </table:table-cell>
          <table:table-cell table:style-name="ce1" table:formula="of:=CONCATENATE(&quot;tag_acc_&quot;;LEFT([.C87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88])" office:value-type="string" office:string-value="account_4204">
            <text:p>account_4204</text:p>
          </table:table-cell>
          <table:table-cell table:style-name="ce9" table:formula="of:=CONCATENATE([.C88];[.D88])" office:value-type="string" office:string-value="4204">
            <text:p>4204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net e telefonia fiss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8];&quot;,&quot;;[.J88])" office:value-type="string" office:string-value="tag_acc_4,tag_acc_42">
            <text:p>tag_acc_4,tag_acc_42</text:p>
          </table:table-cell>
          <table:table-cell table:style-name="ce1" table:formula="of:=CONCATENATE(&quot;tag_acc_&quot;;[.C88])" office:value-type="string" office:string-value="tag_acc_42">
            <text:p>tag_acc_42</text:p>
          </table:table-cell>
          <table:table-cell table:style-name="ce1" table:formula="of:=CONCATENATE(&quot;tag_acc_&quot;;LEFT([.C88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89])" office:value-type="string" office:string-value="account_4205">
            <text:p>account_4205</text:p>
          </table:table-cell>
          <table:table-cell table:style-name="ce9" table:formula="of:=CONCATENATE([.C89];[.D89])" office:value-type="string" office:string-value="4205">
            <text:p>4205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anutenzione e riparazione loc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89];&quot;,&quot;;[.J89])" office:value-type="string" office:string-value="tag_acc_4,tag_acc_42">
            <text:p>tag_acc_4,tag_acc_42</text:p>
          </table:table-cell>
          <table:table-cell table:style-name="ce1" table:formula="of:=CONCATENATE(&quot;tag_acc_&quot;;[.C89])" office:value-type="string" office:string-value="tag_acc_42">
            <text:p>tag_acc_42</text:p>
          </table:table-cell>
          <table:table-cell table:style-name="ce1" table:formula="of:=CONCATENATE(&quot;tag_acc_&quot;;LEFT([.C89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0])" office:value-type="string" office:string-value="account_4206">
            <text:p>account_4206</text:p>
          </table:table-cell>
          <table:table-cell table:style-name="ce9" table:formula="of:=CONCATENATE([.C90];[.D90])" office:value-type="string" office:string-value="4206">
            <text:p>4206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riscaldamento (gas e acqua)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0];&quot;,&quot;;[.J90])" office:value-type="string" office:string-value="tag_acc_4,tag_acc_42">
            <text:p>tag_acc_4,tag_acc_42</text:p>
          </table:table-cell>
          <table:table-cell table:style-name="ce1" table:formula="of:=CONCATENATE(&quot;tag_acc_&quot;;[.C90])" office:value-type="string" office:string-value="tag_acc_42">
            <text:p>tag_acc_42</text:p>
          </table:table-cell>
          <table:table-cell table:style-name="ce1" table:formula="of:=CONCATENATE(&quot;tag_acc_&quot;;LEFT([.C90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1])" office:value-type="string" office:string-value="account_4207">
            <text:p>account_4207</text:p>
          </table:table-cell>
          <table:table-cell table:style-name="ce9" table:formula="of:=CONCATENATE([.C91];[.D91])" office:value-type="string" office:string-value="4207">
            <text:p>4207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spese di amministr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1];&quot;,&quot;;[.J91])" office:value-type="string" office:string-value="tag_acc_4,tag_acc_42">
            <text:p>tag_acc_4,tag_acc_42</text:p>
          </table:table-cell>
          <table:table-cell table:style-name="ce1" table:formula="of:=CONCATENATE(&quot;tag_acc_&quot;;[.C91])" office:value-type="string" office:string-value="tag_acc_42">
            <text:p>tag_acc_42</text:p>
          </table:table-cell>
          <table:table-cell table:style-name="ce1" table:formula="of:=CONCATENATE(&quot;tag_acc_&quot;;LEFT([.C91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2])" office:value-type="string" office:string-value="account_43">
            <text:p>account_43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AUTOMEZZI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93])" office:value-type="string" office:string-value="account_4301">
            <text:p>account_4301</text:p>
          </table:table-cell>
          <table:table-cell table:style-name="ce9" table:formula="of:=CONCATENATE([.C93];[.D93])" office:value-type="string" office:string-value="4301">
            <text:p>430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ssicurazion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3];&quot;,&quot;;[.J93])" office:value-type="string" office:string-value="tag_acc_4,tag_acc_43">
            <text:p>tag_acc_4,tag_acc_43</text:p>
          </table:table-cell>
          <table:table-cell table:style-name="ce1" table:formula="of:=CONCATENATE(&quot;tag_acc_&quot;;[.C93])" office:value-type="string" office:string-value="tag_acc_43">
            <text:p>tag_acc_43</text:p>
          </table:table-cell>
          <table:table-cell table:style-name="ce1" table:formula="of:=CONCATENATE(&quot;tag_acc_&quot;;LEFT([.C93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4])" office:value-type="string" office:string-value="account_4302">
            <text:p>account_4302</text:p>
          </table:table-cell>
          <table:table-cell table:style-name="ce9" table:formula="of:=CONCATENATE([.C94];[.D94])" office:value-type="string" office:string-value="4302">
            <text:p>4302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utostrad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4];&quot;,&quot;;[.J94])" office:value-type="string" office:string-value="tag_acc_4,tag_acc_43">
            <text:p>tag_acc_4,tag_acc_43</text:p>
          </table:table-cell>
          <table:table-cell table:style-name="ce1" table:formula="of:=CONCATENATE(&quot;tag_acc_&quot;;[.C94])" office:value-type="string" office:string-value="tag_acc_43">
            <text:p>tag_acc_43</text:p>
          </table:table-cell>
          <table:table-cell table:style-name="ce1" table:formula="of:=CONCATENATE(&quot;tag_acc_&quot;;LEFT([.C94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5])" office:value-type="string" office:string-value="account_4303">
            <text:p>account_4303</text:p>
          </table:table-cell>
          <table:table-cell table:style-name="ce9" table:formula="of:=CONCATENATE([.C95];[.D95])" office:value-type="string" office:string-value="4303">
            <text:p>4303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benzin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5];&quot;,&quot;;[.J95])" office:value-type="string" office:string-value="tag_acc_4,tag_acc_43">
            <text:p>tag_acc_4,tag_acc_43</text:p>
          </table:table-cell>
          <table:table-cell table:style-name="ce1" table:formula="of:=CONCATENATE(&quot;tag_acc_&quot;;[.C95])" office:value-type="string" office:string-value="tag_acc_43">
            <text:p>tag_acc_43</text:p>
          </table:table-cell>
          <table:table-cell table:style-name="ce1" table:formula="of:=CONCATENATE(&quot;tag_acc_&quot;;LEFT([.C95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6])" office:value-type="string" office:string-value="account_4304">
            <text:p>account_4304</text:p>
          </table:table-cell>
          <table:table-cell table:style-name="ce9" table:formula="of:=CONCATENATE([.C96];[.D96])" office:value-type="string" office:string-value="4304">
            <text:p>4304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manutenzione e riparazione automezz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6];&quot;,&quot;;[.J96])" office:value-type="string" office:string-value="tag_acc_4,tag_acc_43">
            <text:p>tag_acc_4,tag_acc_43</text:p>
          </table:table-cell>
          <table:table-cell table:style-name="ce1" table:formula="of:=CONCATENATE(&quot;tag_acc_&quot;;[.C96])" office:value-type="string" office:string-value="tag_acc_43">
            <text:p>tag_acc_43</text:p>
          </table:table-cell>
          <table:table-cell table:style-name="ce1" table:formula="of:=CONCATENATE(&quot;tag_acc_&quot;;LEFT([.C96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7])" office:value-type="string" office:string-value="account_4305">
            <text:p>account_4305</text:p>
          </table:table-cell>
          <table:table-cell table:style-name="ce9" table:formula="of:=CONCATENATE([.C97];[.D97])" office:value-type="string" office:string-value="4305">
            <text:p>430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ulte e more vari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7];&quot;,&quot;;[.J97])" office:value-type="string" office:string-value="tag_acc_4,tag_acc_43">
            <text:p>tag_acc_4,tag_acc_43</text:p>
          </table:table-cell>
          <table:table-cell table:style-name="ce1" table:formula="of:=CONCATENATE(&quot;tag_acc_&quot;;[.C97])" office:value-type="string" office:string-value="tag_acc_43">
            <text:p>tag_acc_43</text:p>
          </table:table-cell>
          <table:table-cell table:style-name="ce1" table:formula="of:=CONCATENATE(&quot;tag_acc_&quot;;LEFT([.C97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8])" office:value-type="string" office:string-value="account_4306">
            <text:p>account_4306</text:p>
          </table:table-cell>
          <table:table-cell table:style-name="ce9" table:formula="of:=CONCATENATE([.C98];[.D98])" office:value-type="string" office:string-value="4306">
            <text:p>4306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parchegg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8];&quot;,&quot;;[.J98])" office:value-type="string" office:string-value="tag_acc_4,tag_acc_43">
            <text:p>tag_acc_4,tag_acc_43</text:p>
          </table:table-cell>
          <table:table-cell table:style-name="ce1" table:formula="of:=CONCATENATE(&quot;tag_acc_&quot;;[.C98])" office:value-type="string" office:string-value="tag_acc_43">
            <text:p>tag_acc_43</text:p>
          </table:table-cell>
          <table:table-cell table:style-name="ce1" table:formula="of:=CONCATENATE(&quot;tag_acc_&quot;;LEFT([.C98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99])" office:value-type="string" office:string-value="account_4307">
            <text:p>account_4307</text:p>
          </table:table-cell>
          <table:table-cell table:style-name="ce9" table:formula="of:=CONCATENATE([.C99];[.D99])" office:value-type="string" office:string-value="4307">
            <text:p>4307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ricariche elettrich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99];&quot;,&quot;;[.J99])" office:value-type="string" office:string-value="tag_acc_4,tag_acc_43">
            <text:p>tag_acc_4,tag_acc_43</text:p>
          </table:table-cell>
          <table:table-cell table:style-name="ce1" table:formula="of:=CONCATENATE(&quot;tag_acc_&quot;;[.C99])" office:value-type="string" office:string-value="tag_acc_43">
            <text:p>tag_acc_43</text:p>
          </table:table-cell>
          <table:table-cell table:style-name="ce1" table:formula="of:=CONCATENATE(&quot;tag_acc_&quot;;LEFT([.C99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0])" office:value-type="string" office:string-value="account_4308">
            <text:p>account_4308</text:p>
          </table:table-cell>
          <table:table-cell table:style-name="ce9" table:formula="of:=CONCATENATE([.C100];[.D100])" office:value-type="string" office:string-value="4308">
            <text:p>4308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8</text:p>
          </table:table-cell>
          <table:table-cell table:style-name="ce14" office:value-type="string">
            <text:p>tasse di circol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0];&quot;,&quot;;[.J100])" office:value-type="string" office:string-value="tag_acc_4,tag_acc_43">
            <text:p>tag_acc_4,tag_acc_43</text:p>
          </table:table-cell>
          <table:table-cell table:style-name="ce1" table:formula="of:=CONCATENATE(&quot;tag_acc_&quot;;[.C100])" office:value-type="string" office:string-value="tag_acc_43">
            <text:p>tag_acc_43</text:p>
          </table:table-cell>
          <table:table-cell table:style-name="ce1" table:formula="of:=CONCATENATE(&quot;tag_acc_&quot;;LEFT([.C100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1])" office:value-type="string" office:string-value="account_44">
            <text:p>account_44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BENESSERE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02])" office:value-type="string" office:string-value="account_4401">
            <text:p>account_4401</text:p>
          </table:table-cell>
          <table:table-cell table:style-name="ce9" table:formula="of:=CONCATENATE([.C102];[.D102])" office:value-type="string" office:string-value="4401">
            <text:p>440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entri sportiv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2];&quot;,&quot;;[.J102])" office:value-type="string" office:string-value="tag_acc_4,tag_acc_44">
            <text:p>tag_acc_4,tag_acc_44</text:p>
          </table:table-cell>
          <table:table-cell table:style-name="ce1" table:formula="of:=CONCATENATE(&quot;tag_acc_&quot;;[.C102])" office:value-type="string" office:string-value="tag_acc_44">
            <text:p>tag_acc_44</text:p>
          </table:table-cell>
          <table:table-cell table:style-name="ce1" table:formula="of:=CONCATENATE(&quot;tag_acc_&quot;;LEFT([.C102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3])" office:value-type="string" office:string-value="account_4402">
            <text:p>account_4402</text:p>
          </table:table-cell>
          <table:table-cell table:style-name="ce9" table:formula="of:=CONCATENATE([.C103];[.D103])" office:value-type="string" office:string-value="4402">
            <text:p>4402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centri term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3];&quot;,&quot;;[.J103])" office:value-type="string" office:string-value="tag_acc_4,tag_acc_44">
            <text:p>tag_acc_4,tag_acc_44</text:p>
          </table:table-cell>
          <table:table-cell table:style-name="ce1" table:formula="of:=CONCATENATE(&quot;tag_acc_&quot;;[.C103])" office:value-type="string" office:string-value="tag_acc_44">
            <text:p>tag_acc_44</text:p>
          </table:table-cell>
          <table:table-cell table:style-name="ce1" table:formula="of:=CONCATENATE(&quot;tag_acc_&quot;;LEFT([.C103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4])" office:value-type="string" office:string-value="account_4403">
            <text:p>account_4403</text:p>
          </table:table-cell>
          <table:table-cell table:style-name="ce9" table:formula="of:=CONCATENATE([.C104];[.D104])" office:value-type="string" office:string-value="4403">
            <text:p>440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prodotti di preven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4];&quot;,&quot;;[.J104])" office:value-type="string" office:string-value="tag_acc_4,tag_acc_44">
            <text:p>tag_acc_4,tag_acc_44</text:p>
          </table:table-cell>
          <table:table-cell table:style-name="ce1" table:formula="of:=CONCATENATE(&quot;tag_acc_&quot;;[.C104])" office:value-type="string" office:string-value="tag_acc_44">
            <text:p>tag_acc_44</text:p>
          </table:table-cell>
          <table:table-cell table:style-name="ce1" table:formula="of:=CONCATENATE(&quot;tag_acc_&quot;;LEFT([.C104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5])" office:value-type="string" office:string-value="account_4404">
            <text:p>account_4404</text:p>
          </table:table-cell>
          <table:table-cell table:style-name="ce9" table:formula="of:=CONCATENATE([.C105];[.D105])" office:value-type="string" office:string-value="4404">
            <text:p>4404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prodotti di profumeria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5];&quot;,&quot;;[.J105])" office:value-type="string" office:string-value="tag_acc_4,tag_acc_44">
            <text:p>tag_acc_4,tag_acc_44</text:p>
          </table:table-cell>
          <table:table-cell table:style-name="ce1" table:formula="of:=CONCATENATE(&quot;tag_acc_&quot;;[.C105])" office:value-type="string" office:string-value="tag_acc_44">
            <text:p>tag_acc_44</text:p>
          </table:table-cell>
          <table:table-cell table:style-name="ce1" table:formula="of:=CONCATENATE(&quot;tag_acc_&quot;;LEFT([.C105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6])" office:value-type="string" office:string-value="account_4405">
            <text:p>account_4405</text:p>
          </table:table-cell>
          <table:table-cell table:style-name="ce9" table:formula="of:=CONCATENATE([.C106];[.D106])" office:value-type="string" office:string-value="4405">
            <text:p>4405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spese medich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6];&quot;,&quot;;[.J106])" office:value-type="string" office:string-value="tag_acc_4,tag_acc_44">
            <text:p>tag_acc_4,tag_acc_44</text:p>
          </table:table-cell>
          <table:table-cell table:style-name="ce1" table:formula="of:=CONCATENATE(&quot;tag_acc_&quot;;[.C106])" office:value-type="string" office:string-value="tag_acc_44">
            <text:p>tag_acc_44</text:p>
          </table:table-cell>
          <table:table-cell table:style-name="ce1" table:formula="of:=CONCATENATE(&quot;tag_acc_&quot;;LEFT([.C106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7])" office:value-type="string" office:string-value="account_45">
            <text:p>account_45</text:p>
          </table:table-cell>
          <table:table-cell table:style-name="ce9" office:value-type="float" office:value="45">
            <text:p>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FORMAZIONE</text:p>
          </table:table-cell>
          <table:table-cell/>
          <table:table-cell table:style-name="ce17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08])" office:value-type="string" office:string-value="account_4501">
            <text:p>account_4501</text:p>
          </table:table-cell>
          <table:table-cell table:style-name="ce9" table:formula="of:=CONCATENATE([.C108];[.D108])" office:value-type="string" office:string-value="4501">
            <text:p>450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ors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8];&quot;,&quot;;[.J108])" office:value-type="string" office:string-value="tag_acc_4,tag_acc_45">
            <text:p>tag_acc_4,tag_acc_45</text:p>
          </table:table-cell>
          <table:table-cell table:style-name="ce1" table:formula="of:=CONCATENATE(&quot;tag_acc_&quot;;[.C108])" office:value-type="string" office:string-value="tag_acc_45">
            <text:p>tag_acc_45</text:p>
          </table:table-cell>
          <table:table-cell table:style-name="ce1" table:formula="of:=CONCATENATE(&quot;tag_acc_&quot;;LEFT([.C108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09])" office:value-type="string" office:string-value="account_4502">
            <text:p>account_4502</text:p>
          </table:table-cell>
          <table:table-cell table:style-name="ce9" table:formula="of:=CONCATENATE([.C109];[.D109])" office:value-type="string" office:string-value="4502">
            <text:p>4502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venti cultural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09];&quot;,&quot;;[.J109])" office:value-type="string" office:string-value="tag_acc_4,tag_acc_45">
            <text:p>tag_acc_4,tag_acc_45</text:p>
          </table:table-cell>
          <table:table-cell table:style-name="ce1" table:formula="of:=CONCATENATE(&quot;tag_acc_&quot;;[.C109])" office:value-type="string" office:string-value="tag_acc_45">
            <text:p>tag_acc_45</text:p>
          </table:table-cell>
          <table:table-cell table:style-name="ce1" table:formula="of:=CONCATENATE(&quot;tag_acc_&quot;;LEFT([.C109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10])" office:value-type="string" office:string-value="account_4503">
            <text:p>account_4503</text:p>
          </table:table-cell>
          <table:table-cell table:style-name="ce9" table:formula="of:=CONCATENATE([.C110];[.D110])" office:value-type="string" office:string-value="4503">
            <text:p>4503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oneri v/istituti di formazione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0];&quot;,&quot;;[.J110])" office:value-type="string" office:string-value="tag_acc_4,tag_acc_45">
            <text:p>tag_acc_4,tag_acc_45</text:p>
          </table:table-cell>
          <table:table-cell table:style-name="ce1" table:formula="of:=CONCATENATE(&quot;tag_acc_&quot;;[.C110])" office:value-type="string" office:string-value="tag_acc_45">
            <text:p>tag_acc_45</text:p>
          </table:table-cell>
          <table:table-cell table:style-name="ce1" table:formula="of:=CONCATENATE(&quot;tag_acc_&quot;;LEFT([.C110];1))" office:value-type="string" office:string-value="tag_acc_4">
            <text:p>tag_acc_4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1" table:formula="of:=CONCATENATE(&quot;account_&quot;;[.B111])" office:value-type="string" office:string-value="account_46">
            <text:p>account_46</text:p>
          </table:table-cell>
          <table:table-cell table:style-name="ce6"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TEMPO LIBERO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12])" office:value-type="string" office:string-value="account_4601">
            <text:p>account_4601</text:p>
          </table:table-cell>
          <table:table-cell table:style-name="ce6" table:formula="of:=CONCATENATE([.C112];[.D112])" office:value-type="string" office:string-value="4601">
            <text:p>4601</text:p>
          </table:table-cell>
          <table:table-cell office:value-type="float" office:value="46">
            <text:p>46</text:p>
          </table:table-cell>
          <table:table-cell office:value-type="string">
            <text:p>01</text:p>
          </table:table-cell>
          <table:table-cell office:value-type="string">
            <text:p>bar, ristoranti, etc…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2];&quot;,&quot;;[.J112])" office:value-type="string" office:string-value="tag_acc_4,tag_acc_46">
            <text:p>tag_acc_4,tag_acc_46</text:p>
          </table:table-cell>
          <table:table-cell table:style-name="ce1" table:formula="of:=CONCATENATE(&quot;tag_acc_&quot;;[.C112])" office:value-type="string" office:string-value="tag_acc_46">
            <text:p>tag_acc_46</text:p>
          </table:table-cell>
          <table:table-cell table:style-name="ce1" table:formula="of:=CONCATENATE(&quot;tag_acc_&quot;;LEFT([.C112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3])" office:value-type="string" office:string-value="account_4602">
            <text:p>account_4602</text:p>
          </table:table-cell>
          <table:table-cell table:style-name="ce6" table:formula="of:=CONCATENATE([.C113];[.D113])" office:value-type="string" office:string-value="4602">
            <text:p>4602</text:p>
          </table:table-cell>
          <table:table-cell office:value-type="float" office:value="46">
            <text:p>46</text:p>
          </table:table-cell>
          <table:table-cell office:value-type="string">
            <text:p>02</text:p>
          </table:table-cell>
          <table:table-cell office:value-type="string">
            <text:p>eventi d'intrattenimen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3];&quot;,&quot;;[.J113])" office:value-type="string" office:string-value="tag_acc_4,tag_acc_46">
            <text:p>tag_acc_4,tag_acc_46</text:p>
          </table:table-cell>
          <table:table-cell table:style-name="ce1" table:formula="of:=CONCATENATE(&quot;tag_acc_&quot;;[.C113])" office:value-type="string" office:string-value="tag_acc_46">
            <text:p>tag_acc_46</text:p>
          </table:table-cell>
          <table:table-cell table:style-name="ce1" table:formula="of:=CONCATENATE(&quot;tag_acc_&quot;;LEFT([.C113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4])" office:value-type="string" office:string-value="account_4603">
            <text:p>account_4603</text:p>
          </table:table-cell>
          <table:table-cell table:style-name="ce6" table:formula="of:=CONCATENATE([.C114];[.D114])" office:value-type="string" office:string-value="4603">
            <text:p>4603</text:p>
          </table:table-cell>
          <table:table-cell office:value-type="float" office:value="46">
            <text:p>46</text:p>
          </table:table-cell>
          <table:table-cell office:value-type="string">
            <text:p>03</text:p>
          </table:table-cell>
          <table:table-cell office:value-type="string">
            <text:p>locali per divertimento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4];&quot;,&quot;;[.J114])" office:value-type="string" office:string-value="tag_acc_4,tag_acc_46">
            <text:p>tag_acc_4,tag_acc_46</text:p>
          </table:table-cell>
          <table:table-cell table:style-name="ce1" table:formula="of:=CONCATENATE(&quot;tag_acc_&quot;;[.C114])" office:value-type="string" office:string-value="tag_acc_46">
            <text:p>tag_acc_46</text:p>
          </table:table-cell>
          <table:table-cell table:style-name="ce1" table:formula="of:=CONCATENATE(&quot;tag_acc_&quot;;LEFT([.C114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5])" office:value-type="string" office:string-value="account_4604">
            <text:p>account_4604</text:p>
          </table:table-cell>
          <table:table-cell table:style-name="ce6" table:formula="of:=CONCATENATE([.C115];[.D115])" office:value-type="string" office:string-value="4604">
            <text:p>4604</text:p>
          </table:table-cell>
          <table:table-cell office:value-type="float" office:value="46">
            <text:p>46</text:p>
          </table:table-cell>
          <table:table-cell office:value-type="string">
            <text:p>04</text:p>
          </table:table-cell>
          <table:table-cell office:value-type="string">
            <text:p>pernottamenti</text:p>
          </table:table-cell>
          <table:table-cell office:value-type="string">
            <text:p>account.data_account_type_expense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5];&quot;,&quot;;[.J115])" office:value-type="string" office:string-value="tag_acc_4,tag_acc_46">
            <text:p>tag_acc_4,tag_acc_46</text:p>
          </table:table-cell>
          <table:table-cell table:style-name="ce1" table:formula="of:=CONCATENATE(&quot;tag_acc_&quot;;[.C115])" office:value-type="string" office:string-value="tag_acc_46">
            <text:p>tag_acc_46</text:p>
          </table:table-cell>
          <table:table-cell table:style-name="ce1" table:formula="of:=CONCATENATE(&quot;tag_acc_&quot;;LEFT([.C115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6])" office:value-type="string" office:string-value="account_49">
            <text:p>account_49</text:p>
          </table:table-cell>
          <table:table-cell table:style-name="ce6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ONERI FISCAL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17])" office:value-type="string" office:string-value="account_4901">
            <text:p>account_4901</text:p>
          </table:table-cell>
          <table:table-cell table:style-name="ce6" table:formula="of:=CONCATENATE([.C117];[.D117])" office:value-type="string" office:string-value="4901">
            <text:p>4901</text:p>
          </table:table-cell>
          <table:table-cell office:value-type="float" office:value="49">
            <text:p>49</text:p>
          </table:table-cell>
          <table:table-cell office:value-type="string">
            <text:p>01</text:p>
          </table:table-cell>
          <table:table-cell office:value-type="string">
            <text:p>imposte di bollo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7];&quot;,&quot;;[.J117])" office:value-type="string" office:string-value="tag_acc_4,tag_acc_49">
            <text:p>tag_acc_4,tag_acc_49</text:p>
          </table:table-cell>
          <table:table-cell table:style-name="ce1" table:formula="of:=CONCATENATE(&quot;tag_acc_&quot;;[.C117])" office:value-type="string" office:string-value="tag_acc_49">
            <text:p>tag_acc_49</text:p>
          </table:table-cell>
          <table:table-cell table:style-name="ce1" table:formula="of:=CONCATENATE(&quot;tag_acc_&quot;;LEFT([.C117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8])" office:value-type="string" office:string-value="account_4902">
            <text:p>account_4902</text:p>
          </table:table-cell>
          <table:table-cell table:style-name="ce6" table:formula="of:=CONCATENATE([.C118];[.D118])" office:value-type="string" office:string-value="4902">
            <text:p>4902</text:p>
          </table:table-cell>
          <table:table-cell office:value-type="float" office:value="49">
            <text:p>49</text:p>
          </table:table-cell>
          <table:table-cell office:value-type="string">
            <text:p>02</text:p>
          </table:table-cell>
          <table:table-cell office:value-type="string">
            <text:p>imposte varie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8];&quot;,&quot;;[.J118])" office:value-type="string" office:string-value="tag_acc_4,tag_acc_49">
            <text:p>tag_acc_4,tag_acc_49</text:p>
          </table:table-cell>
          <table:table-cell table:style-name="ce1" table:formula="of:=CONCATENATE(&quot;tag_acc_&quot;;[.C118])" office:value-type="string" office:string-value="tag_acc_49">
            <text:p>tag_acc_49</text:p>
          </table:table-cell>
          <table:table-cell table:style-name="ce1" table:formula="of:=CONCATENATE(&quot;tag_acc_&quot;;LEFT([.C118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19])" office:value-type="string" office:string-value="account_4903">
            <text:p>account_4903</text:p>
          </table:table-cell>
          <table:table-cell table:style-name="ce6" table:formula="of:=CONCATENATE([.C119];[.D119])" office:value-type="string" office:string-value="4903">
            <text:p>4903</text:p>
          </table:table-cell>
          <table:table-cell office:value-type="float" office:value="49">
            <text:p>49</text:p>
          </table:table-cell>
          <table:table-cell office:value-type="string">
            <text:p>03</text:p>
          </table:table-cell>
          <table:table-cell office:value-type="string">
            <text:p>oneri v/istituti previdenziali</text:p>
          </table:table-cell>
          <table:table-cell table:style-name="ce14" office:value-type="string">
            <text:p>account.data_account_type_direct_costs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19];&quot;,&quot;;[.J119])" office:value-type="string" office:string-value="tag_acc_4,tag_acc_49">
            <text:p>tag_acc_4,tag_acc_49</text:p>
          </table:table-cell>
          <table:table-cell table:style-name="ce1" table:formula="of:=CONCATENATE(&quot;tag_acc_&quot;;[.C119])" office:value-type="string" office:string-value="tag_acc_49">
            <text:p>tag_acc_49</text:p>
          </table:table-cell>
          <table:table-cell table:style-name="ce1" table:formula="of:=CONCATENATE(&quot;tag_acc_&quot;;LEFT([.C119];1))" office:value-type="string" office:string-value="tag_acc_4">
            <text:p>tag_acc_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121])" office:value-type="string" office:string-value="account_5">
            <text:p>account_5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2])" office:value-type="string" office:string-value="account_51">
            <text:p>account_51</text:p>
          </table:table-cell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DIVERS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3])" office:value-type="string" office:string-value="account_5101">
            <text:p>account_5101</text:p>
          </table:table-cell>
          <table:table-cell table:style-name="ce6" table:formula="of:=CONCATENATE([.C123];[.D123])" office:value-type="string" office:string-value="5101">
            <text:p>5101</text:p>
          </table:table-cell>
          <table:table-cell office:value-type="float" office:value="51">
            <text:p>51</text:p>
          </table:table-cell>
          <table:table-cell office:value-type="string">
            <text:p>01</text:p>
          </table:table-cell>
          <table:table-cell office:value-type="string">
            <text:p>affitti attiv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3];&quot;,&quot;;[.J123])" office:value-type="string" office:string-value="tag_acc_5,tag_acc_51">
            <text:p>tag_acc_5,tag_acc_51</text:p>
          </table:table-cell>
          <table:table-cell table:style-name="ce1" table:formula="of:=CONCATENATE(&quot;tag_acc_&quot;;[.C123])" office:value-type="string" office:string-value="tag_acc_51">
            <text:p>tag_acc_51</text:p>
          </table:table-cell>
          <table:table-cell table:style-name="ce1" table:formula="of:=CONCATENATE(&quot;tag_acc_&quot;;LEFT([.C123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4])" office:value-type="string" office:string-value="account_5102">
            <text:p>account_5102</text:p>
          </table:table-cell>
          <table:table-cell table:style-name="ce6" table:formula="of:=CONCATENATE([.C124];[.D124])" office:value-type="string" office:string-value="5102">
            <text:p>5102</text:p>
          </table:table-cell>
          <table:table-cell office:value-type="float" office:value="51">
            <text:p>51</text:p>
          </table:table-cell>
          <table:table-cell office:value-type="string">
            <text:p>02</text:p>
          </table:table-cell>
          <table:table-cell office:value-type="string">
            <text:p>arrotondamenti attiv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4];&quot;,&quot;;[.J124])" office:value-type="string" office:string-value="tag_acc_5,tag_acc_51">
            <text:p>tag_acc_5,tag_acc_51</text:p>
          </table:table-cell>
          <table:table-cell table:style-name="ce1" table:formula="of:=CONCATENATE(&quot;tag_acc_&quot;;[.C124])" office:value-type="string" office:string-value="tag_acc_51">
            <text:p>tag_acc_51</text:p>
          </table:table-cell>
          <table:table-cell table:style-name="ce1" table:formula="of:=CONCATENATE(&quot;tag_acc_&quot;;LEFT([.C124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5])" office:value-type="string" office:string-value="account_5103">
            <text:p>account_5103</text:p>
          </table:table-cell>
          <table:table-cell table:style-name="ce6" table:formula="of:=CONCATENATE([.C125];[.D125])" office:value-type="string" office:string-value="5103">
            <text:p>5103</text:p>
          </table:table-cell>
          <table:table-cell office:value-type="float" office:value="51">
            <text:p>51</text:p>
          </table:table-cell>
          <table:table-cell office:value-type="string">
            <text:p>03</text:p>
          </table:table-cell>
          <table:table-cell office:value-type="string">
            <text:p>sopravvenienze attive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5];&quot;,&quot;;[.J125])" office:value-type="string" office:string-value="tag_acc_5,tag_acc_51">
            <text:p>tag_acc_5,tag_acc_51</text:p>
          </table:table-cell>
          <table:table-cell table:style-name="ce1" table:formula="of:=CONCATENATE(&quot;tag_acc_&quot;;[.C125])" office:value-type="string" office:string-value="tag_acc_51">
            <text:p>tag_acc_51</text:p>
          </table:table-cell>
          <table:table-cell table:style-name="ce1" table:formula="of:=CONCATENATE(&quot;tag_acc_&quot;;LEFT([.C125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6])" office:value-type="string" office:string-value="account_5104">
            <text:p>account_5104</text:p>
          </table:table-cell>
          <table:table-cell table:style-name="ce6" table:formula="of:=CONCATENATE([.C126];[.D126])" office:value-type="string" office:string-value="5104">
            <text:p>5104</text:p>
          </table:table-cell>
          <table:table-cell office:value-type="float" office:value="51">
            <text:p>51</text:p>
          </table:table-cell>
          <table:table-cell office:value-type="string">
            <text:p>04</text:p>
          </table:table-cell>
          <table:table-cell office:value-type="string">
            <text:p>proventi var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6];&quot;,&quot;;[.J126])" office:value-type="string" office:string-value="tag_acc_5,tag_acc_51">
            <text:p>tag_acc_5,tag_acc_51</text:p>
          </table:table-cell>
          <table:table-cell table:style-name="ce1" table:formula="of:=CONCATENATE(&quot;tag_acc_&quot;;[.C126])" office:value-type="string" office:string-value="tag_acc_51">
            <text:p>tag_acc_51</text:p>
          </table:table-cell>
          <table:table-cell table:style-name="ce1" table:formula="of:=CONCATENATE(&quot;tag_acc_&quot;;LEFT([.C126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7])" office:value-type="string" office:string-value="account_52">
            <text:p>account_52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FINANZIAR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28])" office:value-type="string" office:string-value="account_5201">
            <text:p>account_5201</text:p>
          </table:table-cell>
          <table:table-cell table:style-name="ce6" table:formula="of:=CONCATENATE([.C128];[.D128])" office:value-type="string" office:string-value="5201">
            <text:p>5201</text:p>
          </table:table-cell>
          <table:table-cell office:value-type="float" office:value="52">
            <text:p>52</text:p>
          </table:table-cell>
          <table:table-cell office:value-type="string">
            <text:p>01</text:p>
          </table:table-cell>
          <table:table-cell office:value-type="string">
            <text:p>interessi attivi bancar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8];&quot;,&quot;;[.J128])" office:value-type="string" office:string-value="tag_acc_5,tag_acc_52">
            <text:p>tag_acc_5,tag_acc_52</text:p>
          </table:table-cell>
          <table:table-cell table:style-name="ce1" table:formula="of:=CONCATENATE(&quot;tag_acc_&quot;;[.C128])" office:value-type="string" office:string-value="tag_acc_52">
            <text:p>tag_acc_52</text:p>
          </table:table-cell>
          <table:table-cell table:style-name="ce1" table:formula="of:=CONCATENATE(&quot;tag_acc_&quot;;LEFT([.C128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29])" office:value-type="string" office:string-value="account_5202">
            <text:p>account_5202</text:p>
          </table:table-cell>
          <table:table-cell table:style-name="ce6" table:formula="of:=CONCATENATE([.C129];[.D129])" office:value-type="string" office:string-value="5202">
            <text:p>5202</text:p>
          </table:table-cell>
          <table:table-cell office:value-type="float" office:value="52">
            <text:p>52</text:p>
          </table:table-cell>
          <table:table-cell office:value-type="string">
            <text:p>02</text:p>
          </table:table-cell>
          <table:table-cell office:value-type="string">
            <text:p>interessi attivi postal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29];&quot;,&quot;;[.J129])" office:value-type="string" office:string-value="tag_acc_5,tag_acc_52">
            <text:p>tag_acc_5,tag_acc_52</text:p>
          </table:table-cell>
          <table:table-cell table:style-name="ce1" table:formula="of:=CONCATENATE(&quot;tag_acc_&quot;;[.C129])" office:value-type="string" office:string-value="tag_acc_52">
            <text:p>tag_acc_52</text:p>
          </table:table-cell>
          <table:table-cell table:style-name="ce1" table:formula="of:=CONCATENATE(&quot;tag_acc_&quot;;LEFT([.C129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0])" office:value-type="string" office:string-value="account_5203">
            <text:p>account_5203</text:p>
          </table:table-cell>
          <table:table-cell table:style-name="ce6" table:formula="of:=CONCATENATE([.C130];[.D130])" office:value-type="string" office:string-value="5203">
            <text:p>5203</text:p>
          </table:table-cell>
          <table:table-cell office:value-type="float" office:value="52">
            <text:p>52</text:p>
          </table:table-cell>
          <table:table-cell office:value-type="string">
            <text:p>03</text:p>
          </table:table-cell>
          <table:table-cell office:value-type="string">
            <text:p>interessi attivi su investiment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0];&quot;,&quot;;[.J130])" office:value-type="string" office:string-value="tag_acc_5,tag_acc_52">
            <text:p>tag_acc_5,tag_acc_52</text:p>
          </table:table-cell>
          <table:table-cell table:style-name="ce1" table:formula="of:=CONCATENATE(&quot;tag_acc_&quot;;[.C130])" office:value-type="string" office:string-value="tag_acc_52">
            <text:p>tag_acc_52</text:p>
          </table:table-cell>
          <table:table-cell table:style-name="ce1" table:formula="of:=CONCATENATE(&quot;tag_acc_&quot;;LEFT([.C130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1])" office:value-type="string" office:string-value="account_5204">
            <text:p>account_5204</text:p>
          </table:table-cell>
          <table:table-cell table:style-name="ce6" table:formula="of:=CONCATENATE([.C131];[.D131])" office:value-type="string" office:string-value="5204">
            <text:p>5204</text:p>
          </table:table-cell>
          <table:table-cell office:value-type="float" office:value="52">
            <text:p>52</text:p>
          </table:table-cell>
          <table:table-cell office:value-type="string">
            <text:p>04</text:p>
          </table:table-cell>
          <table:table-cell office:value-type="string">
            <text:p>interessi attivi su prestit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1];&quot;,&quot;;[.J131])" office:value-type="string" office:string-value="tag_acc_5,tag_acc_52">
            <text:p>tag_acc_5,tag_acc_52</text:p>
          </table:table-cell>
          <table:table-cell table:style-name="ce1" table:formula="of:=CONCATENATE(&quot;tag_acc_&quot;;[.C131])" office:value-type="string" office:string-value="tag_acc_52">
            <text:p>tag_acc_52</text:p>
          </table:table-cell>
          <table:table-cell table:style-name="ce1" table:formula="of:=CONCATENATE(&quot;tag_acc_&quot;;LEFT([.C131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2])" office:value-type="string" office:string-value="account_53">
            <text:p>account_53</text:p>
          </table:table-cell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RIVALUTAZIONI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33])" office:value-type="string" office:string-value="account_5301">
            <text:p>account_5301</text:p>
          </table:table-cell>
          <table:table-cell table:style-name="ce6" table:formula="of:=CONCATENATE([.C133];[.D133])" office:value-type="string" office:string-value="5301">
            <text:p>5301</text:p>
          </table:table-cell>
          <table:table-cell office:value-type="float" office:value="53">
            <text:p>53</text:p>
          </table:table-cell>
          <table:table-cell office:value-type="string">
            <text:p>01</text:p>
          </table:table-cell>
          <table:table-cell office:value-type="string">
            <text:p>rivalutazioni immobilizzazioni immaterial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3];&quot;,&quot;;[.J133])" office:value-type="string" office:string-value="tag_acc_5,tag_acc_53">
            <text:p>tag_acc_5,tag_acc_53</text:p>
          </table:table-cell>
          <table:table-cell table:style-name="ce1" table:formula="of:=CONCATENATE(&quot;tag_acc_&quot;;[.C133])" office:value-type="string" office:string-value="tag_acc_53">
            <text:p>tag_acc_53</text:p>
          </table:table-cell>
          <table:table-cell table:style-name="ce1" table:formula="of:=CONCATENATE(&quot;tag_acc_&quot;;LEFT([.C133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4])" office:value-type="string" office:string-value="account_5302">
            <text:p>account_5302</text:p>
          </table:table-cell>
          <table:table-cell table:style-name="ce6" table:formula="of:=CONCATENATE([.C134];[.D134])" office:value-type="string" office:string-value="5302">
            <text:p>5302</text:p>
          </table:table-cell>
          <table:table-cell office:value-type="float" office:value="53">
            <text:p>53</text:p>
          </table:table-cell>
          <table:table-cell office:value-type="string">
            <text:p>02</text:p>
          </table:table-cell>
          <table:table-cell office:value-type="string">
            <text:p>rivalutazioni immobilizzazioni material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4];&quot;,&quot;;[.J134])" office:value-type="string" office:string-value="tag_acc_5,tag_acc_53">
            <text:p>tag_acc_5,tag_acc_53</text:p>
          </table:table-cell>
          <table:table-cell table:style-name="ce1" table:formula="of:=CONCATENATE(&quot;tag_acc_&quot;;[.C134])" office:value-type="string" office:string-value="tag_acc_53">
            <text:p>tag_acc_53</text:p>
          </table:table-cell>
          <table:table-cell table:style-name="ce1" table:formula="of:=CONCATENATE(&quot;tag_acc_&quot;;LEFT([.C134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35])" office:value-type="string" office:string-value="account_5303">
            <text:p>account_5303</text:p>
          </table:table-cell>
          <table:table-cell table:style-name="ce6" table:formula="of:=CONCATENATE([.C135];[.D135])" office:value-type="string" office:string-value="5303">
            <text:p>5303</text:p>
          </table:table-cell>
          <table:table-cell office:value-type="float" office:value="53">
            <text:p>53</text:p>
          </table:table-cell>
          <table:table-cell office:value-type="string">
            <text:p>03</text:p>
          </table:table-cell>
          <table:table-cell office:value-type="string">
            <text:p>rivalutazioni debiti</text:p>
          </table:table-cell>
          <table:table-cell office:value-type="string">
            <text:p>account.data_account_type_other_income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5];&quot;,&quot;;[.J135])" office:value-type="string" office:string-value="tag_acc_5,tag_acc_53">
            <text:p>tag_acc_5,tag_acc_53</text:p>
          </table:table-cell>
          <table:table-cell table:style-name="ce1" table:formula="of:=CONCATENATE(&quot;tag_acc_&quot;;[.C135])" office:value-type="string" office:string-value="tag_acc_53">
            <text:p>tag_acc_53</text:p>
          </table:table-cell>
          <table:table-cell table:style-name="ce1" table:formula="of:=CONCATENATE(&quot;tag_acc_&quot;;LEFT([.C135];1))" office:value-type="string" office:string-value="tag_acc_5">
            <text:p>tag_acc_5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4" table:formula="of:=CONCATENATE(&quot;account_&quot;;[.B137])" office:value-type="string" office:string-value="account_6">
            <text:p>account_6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6" office:value-type="string">
            <text:p>COSTI DIVERS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38])" office:value-type="string" office:string-value="account_61">
            <text:p>account_61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DIVERS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39])" office:value-type="string" office:string-value="account_6102">
            <text:p>account_6102</text:p>
          </table:table-cell>
          <table:table-cell table:style-name="ce9" table:formula="of:=CONCATENATE([.C139];[.D139])" office:value-type="string" office:string-value="6102">
            <text:p>6102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rrotondamenti passiv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39];&quot;,&quot;;[.J139])" office:value-type="string" office:string-value="tag_acc_6,tag_acc_61">
            <text:p>tag_acc_6,tag_acc_61</text:p>
          </table:table-cell>
          <table:table-cell table:style-name="ce1" table:formula="of:=CONCATENATE(&quot;tag_acc_&quot;;[.C139])" office:value-type="string" office:string-value="tag_acc_61">
            <text:p>tag_acc_61</text:p>
          </table:table-cell>
          <table:table-cell table:style-name="ce1" table:formula="of:=CONCATENATE(&quot;tag_acc_&quot;;LEFT([.C139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0])" office:value-type="string" office:string-value="account_6103">
            <text:p>account_6103</text:p>
          </table:table-cell>
          <table:table-cell table:style-name="ce9" table:formula="of:=CONCATENATE([.C140];[.D140])" office:value-type="string" office:string-value="6103">
            <text:p>610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opravvenienze passive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0];&quot;,&quot;;[.J140])" office:value-type="string" office:string-value="tag_acc_6,tag_acc_61">
            <text:p>tag_acc_6,tag_acc_61</text:p>
          </table:table-cell>
          <table:table-cell table:style-name="ce1" table:formula="of:=CONCATENATE(&quot;tag_acc_&quot;;[.C140])" office:value-type="string" office:string-value="tag_acc_61">
            <text:p>tag_acc_61</text:p>
          </table:table-cell>
          <table:table-cell table:style-name="ce1" table:formula="of:=CONCATENATE(&quot;tag_acc_&quot;;LEFT([.C140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1])" office:value-type="string" office:string-value="account_6104">
            <text:p>account_6104</text:p>
          </table:table-cell>
          <table:table-cell table:style-name="ce9" table:formula="of:=CONCATENATE([.C141];[.D141])" office:value-type="string" office:string-value="6104">
            <text:p>6104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oneri var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1];&quot;,&quot;;[.J141])" office:value-type="string" office:string-value="tag_acc_6,tag_acc_61">
            <text:p>tag_acc_6,tag_acc_61</text:p>
          </table:table-cell>
          <table:table-cell table:style-name="ce1" table:formula="of:=CONCATENATE(&quot;tag_acc_&quot;;[.C141])" office:value-type="string" office:string-value="tag_acc_61">
            <text:p>tag_acc_61</text:p>
          </table:table-cell>
          <table:table-cell table:style-name="ce1" table:formula="of:=CONCATENATE(&quot;tag_acc_&quot;;LEFT([.C141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2])" office:value-type="string" office:string-value="account_62">
            <text:p>account_62</text:p>
          </table:table-cell>
          <table:table-cell table:style-name="ce9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FINANZIAR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43])" office:value-type="string" office:string-value="account_6201">
            <text:p>account_6201</text:p>
          </table:table-cell>
          <table:table-cell table:style-name="ce9" table:formula="of:=CONCATENATE([.C143];[.D143])" office:value-type="string" office:string-value="6201">
            <text:p>6201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interessi passivi bancar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3];&quot;,&quot;;[.J143])" office:value-type="string" office:string-value="tag_acc_6,tag_acc_62">
            <text:p>tag_acc_6,tag_acc_62</text:p>
          </table:table-cell>
          <table:table-cell table:style-name="ce1" table:formula="of:=CONCATENATE(&quot;tag_acc_&quot;;[.C143])" office:value-type="string" office:string-value="tag_acc_62">
            <text:p>tag_acc_62</text:p>
          </table:table-cell>
          <table:table-cell table:style-name="ce1" table:formula="of:=CONCATENATE(&quot;tag_acc_&quot;;LEFT([.C143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4])" office:value-type="string" office:string-value="account_6202">
            <text:p>account_6202</text:p>
          </table:table-cell>
          <table:table-cell table:style-name="ce9" table:formula="of:=CONCATENATE([.C144];[.D144])" office:value-type="string" office:string-value="6202">
            <text:p>6202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interessi passivi postal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4];&quot;,&quot;;[.J144])" office:value-type="string" office:string-value="tag_acc_6,tag_acc_62">
            <text:p>tag_acc_6,tag_acc_62</text:p>
          </table:table-cell>
          <table:table-cell table:style-name="ce1" table:formula="of:=CONCATENATE(&quot;tag_acc_&quot;;[.C144])" office:value-type="string" office:string-value="tag_acc_62">
            <text:p>tag_acc_62</text:p>
          </table:table-cell>
          <table:table-cell table:style-name="ce1" table:formula="of:=CONCATENATE(&quot;tag_acc_&quot;;LEFT([.C144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5])" office:value-type="string" office:string-value="account_6203">
            <text:p>account_6203</text:p>
          </table:table-cell>
          <table:table-cell table:style-name="ce9" table:formula="of:=CONCATENATE([.C145];[.D145])" office:value-type="string" office:string-value="6203">
            <text:p>620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nteressi passivi su investiment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5];&quot;,&quot;;[.J145])" office:value-type="string" office:string-value="tag_acc_6,tag_acc_62">
            <text:p>tag_acc_6,tag_acc_62</text:p>
          </table:table-cell>
          <table:table-cell table:style-name="ce1" table:formula="of:=CONCATENATE(&quot;tag_acc_&quot;;[.C145])" office:value-type="string" office:string-value="tag_acc_62">
            <text:p>tag_acc_62</text:p>
          </table:table-cell>
          <table:table-cell table:style-name="ce1" table:formula="of:=CONCATENATE(&quot;tag_acc_&quot;;LEFT([.C145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6])" office:value-type="string" office:string-value="account_6204">
            <text:p>account_6204</text:p>
          </table:table-cell>
          <table:table-cell table:style-name="ce9" table:formula="of:=CONCATENATE([.C146];[.D146])" office:value-type="string" office:string-value="6204">
            <text:p>6204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essi passivi su prestit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6];&quot;,&quot;;[.J146])" office:value-type="string" office:string-value="tag_acc_6,tag_acc_62">
            <text:p>tag_acc_6,tag_acc_62</text:p>
          </table:table-cell>
          <table:table-cell table:style-name="ce1" table:formula="of:=CONCATENATE(&quot;tag_acc_&quot;;[.C146])" office:value-type="string" office:string-value="tag_acc_62">
            <text:p>tag_acc_62</text:p>
          </table:table-cell>
          <table:table-cell table:style-name="ce1" table:formula="of:=CONCATENATE(&quot;tag_acc_&quot;;LEFT([.C146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7])" office:value-type="string" office:string-value="account_63">
            <text:p>account_63</text:p>
          </table:table-cell>
          <table:table-cell table:style-name="ce9" office:value-type="float" office:value="63">
            <text:p>63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SVALUTAZIONI</text:p>
          </table:table-cell>
          <table:table-cell table:style-name="ce14"/>
          <table:table-cell table:style-name="ce19"/>
          <table:table-cell/>
          <table:table-cell table:style-name="ce14" table:number-columns-repeated="1014"/>
          <table:table-cell table:number-columns-repeated="2"/>
        </table:table-row>
        <table:table-row table:style-name="ro1">
          <table:table-cell table:style-name="ce4" table:formula="of:=CONCATENATE(&quot;account_&quot;;[.B148])" office:value-type="string" office:string-value="account_6301">
            <text:p>account_6301</text:p>
          </table:table-cell>
          <table:table-cell table:style-name="ce9" table:formula="of:=CONCATENATE([.C148];[.D148])" office:value-type="string" office:string-value="6301">
            <text:p>630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svalutazioni immobilizzazioni immaterial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8];&quot;,&quot;;[.J148])" office:value-type="string" office:string-value="tag_acc_6,tag_acc_63">
            <text:p>tag_acc_6,tag_acc_63</text:p>
          </table:table-cell>
          <table:table-cell table:style-name="ce1" table:formula="of:=CONCATENATE(&quot;tag_acc_&quot;;[.C148])" office:value-type="string" office:string-value="tag_acc_63">
            <text:p>tag_acc_63</text:p>
          </table:table-cell>
          <table:table-cell table:style-name="ce1" table:formula="of:=CONCATENATE(&quot;tag_acc_&quot;;LEFT([.C148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49])" office:value-type="string" office:string-value="account_6302">
            <text:p>account_6302</text:p>
          </table:table-cell>
          <table:table-cell table:style-name="ce9" table:formula="of:=CONCATENATE([.C149];[.D149])" office:value-type="string" office:string-value="6302">
            <text:p>6302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svalutazioni immobilizzazioni material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49];&quot;,&quot;;[.J149])" office:value-type="string" office:string-value="tag_acc_6,tag_acc_63">
            <text:p>tag_acc_6,tag_acc_63</text:p>
          </table:table-cell>
          <table:table-cell table:style-name="ce1" table:formula="of:=CONCATENATE(&quot;tag_acc_&quot;;[.C149])" office:value-type="string" office:string-value="tag_acc_63">
            <text:p>tag_acc_63</text:p>
          </table:table-cell>
          <table:table-cell table:style-name="ce1" table:formula="of:=CONCATENATE(&quot;tag_acc_&quot;;LEFT([.C149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4" table:formula="of:=CONCATENATE(&quot;account_&quot;;[.B150])" office:value-type="string" office:string-value="account_6303">
            <text:p>account_6303</text:p>
          </table:table-cell>
          <table:table-cell table:style-name="ce9" table:formula="of:=CONCATENATE([.C150];[.D150])" office:value-type="string" office:string-value="6303">
            <text:p>630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valutazione crediti</text:p>
          </table:table-cell>
          <table:table-cell table:style-name="ce14" office:value-type="string">
            <text:p>account.data_account_type_direct_costs</text:p>
          </table:table-cell>
          <table:table-cell table:style-name="ce19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CONCATENATE([.K150];&quot;,&quot;;[.J150])" office:value-type="string" office:string-value="tag_acc_6,tag_acc_63">
            <text:p>tag_acc_6,tag_acc_63</text:p>
          </table:table-cell>
          <table:table-cell table:style-name="ce1" table:formula="of:=CONCATENATE(&quot;tag_acc_&quot;;[.C150])" office:value-type="string" office:string-value="tag_acc_63">
            <text:p>tag_acc_63</text:p>
          </table:table-cell>
          <table:table-cell table:style-name="ce1" table:formula="of:=CONCATENATE(&quot;tag_acc_&quot;;LEFT([.C150];1))" office:value-type="string" office:string-value="tag_acc_6">
            <text:p>tag_acc_6</text:p>
          </table:table-cell>
          <table:table-cell table:style-name="ce14" table:number-columns-repeated="1011"/>
          <table:table-cell table:number-columns-repeated="2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 table:number-columns-repeated="2"/>
          <table:table-cell table:style-name="ce18"/>
          <table:table-cell table:style-name="ce3" table:number-columns-repeated="1015"/>
          <table:table-cell table:number-columns-repeated="2"/>
        </table:table-row>
        <table:table-row table:style-name="ro1">
          <table:table-cell table:style-name="ce1" table:formula="of:=CONCATENATE(&quot;account_&quot;;[.B152])" office:value-type="string" office:string-value="account_9">
            <text:p>account_9</text:p>
          </table:table-cell>
          <table:table-cell office:value-type="string">
            <text:p>9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CONTI DI RISULTATO</text:p>
          </table:table-cell>
          <table:table-cell/>
          <table:table-cell table:style-name="ce17"/>
          <table:table-cell table:number-columns-repeated="1017"/>
        </table:table-row>
        <table:table-row table:style-name="ro1">
          <table:table-cell table:style-name="ce1" table:formula="of:=CONCATENATE(&quot;account_&quot;;[.B153])" office:value-type="string" office:string-value="account_9001">
            <text:p>account_9001</text:p>
          </table:table-cell>
          <table:table-cell table:style-name="ce6" table:formula="of:=CONCATENATE([.C153];[.D153])" office:value-type="string" office:string-value="9001">
            <text:p>9001</text:p>
          </table:table-cell>
          <table:table-cell office:value-type="float" office:value="90">
            <text:p>90</text:p>
          </table:table-cell>
          <table:table-cell office:value-type="string">
            <text:p>01</text:p>
          </table:table-cell>
          <table:table-cell table:style-name="ce14" office:value-type="string">
            <text:p>conto di risultato economico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[.K153]" office:value-type="string" office:string-value="tag_acc_9">
            <text:p>tag_acc_9</text:p>
          </table:table-cell>
          <table:table-cell table:style-name="ce1"/>
          <table:table-cell table:style-name="ce1" table:formula="of:=CONCATENATE(&quot;tag_acc_&quot;;LEFT([.C153];1))" office:value-type="string" office:string-value="tag_acc_9">
            <text:p>tag_acc_9</text:p>
          </table:table-cell>
          <table:table-cell table:number-columns-repeated="1013"/>
        </table:table-row>
        <table:table-row table:style-name="ro1">
          <table:table-cell table:style-name="ce1" table:formula="of:=CONCATENATE(&quot;account_&quot;;[.B154])" office:value-type="string" office:string-value="account_9002">
            <text:p>account_9002</text:p>
          </table:table-cell>
          <table:table-cell table:style-name="ce6" table:formula="of:=CONCATENATE([.C154];[.D154])" office:value-type="string" office:string-value="9002">
            <text:p>9002</text:p>
          </table:table-cell>
          <table:table-cell office:value-type="float" office:value="90">
            <text:p>90</text:p>
          </table:table-cell>
          <table:table-cell office:value-type="string">
            <text:p>02</text:p>
          </table:table-cell>
          <table:table-cell table:style-name="ce14" office:value-type="string">
            <text:p>stato patrimoniale</text:p>
          </table:table-cell>
          <table:table-cell office:value-type="string">
            <text:p>account.data_account_type_equity</text:p>
          </table:table-cell>
          <table:table-cell table:style-name="ce17" office:value-type="string">
            <text:p>FALSE</text:p>
          </table:table-cell>
          <table:table-cell office:value-type="string">
            <text:p>l10n_it_chart_tmpl_personal</text:p>
          </table:table-cell>
          <table:table-cell table:formula="of:=[.K154]" office:value-type="string" office:string-value="tag_acc_9">
            <text:p>tag_acc_9</text:p>
          </table:table-cell>
          <table:table-cell table:style-name="ce1"/>
          <table:table-cell table:style-name="ce1" table:formula="of:=CONCATENATE(&quot;tag_acc_&quot;;LEFT([.C154];1))" office:value-type="string" office:string-value="tag_acc_9">
            <text:p>tag_acc_9</text:p>
          </table:table-cell>
          <table:table-cell table:number-columns-repeated="101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ccount.account.template'.G1:'account.account.template'.G154" table:display-filter-buttons="true"/>
        <table:database-range table:name="__Anonymous_Sheet_DB__1" table:target-range-address="'account.account.template'.F1:'account.account.template'.F1048575" table:display-filter-buttons="true">
          <table:filter>
            <table:filter-condition table:field-number="0" table:data-type="number" table:value="0" table:operator="!empty"/>
          </table:filter>
        </table:database-range>
        <table:database-range table:name="__Anonymous_Sheet_DB__2" table:target-range-address="'account.account.template'.F1:'account.account.template'.G1048576" table:display-filter-buttons="true"/>
        <table:database-range table:target-range-address="'account.account.template'.A1:'account.account.template'.K4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21.50.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21:50:14</dc:date>
    <meta:editing-duration>P2DT21H21M19S</meta:editing-duration>
    <meta:editing-cycles>179</meta:editing-cycles>
    <meta:generator>OpenOffice/4.1.3$Unix OpenOffice.org_project/413m1$Build-9783</meta:generator>
    <dc:creator>Luca Crea</dc:creator>
    <meta:document-statistic meta:table-count="1" meta:cell-count="1398" meta:object-count="0"/>
  </office:meta>
</office:document-meta>
</file>